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009cm" fo:margin-left="0cm" table:align="left"/>
    </style:style>
    <style:style style:name="Table3.A" style:family="table-column">
      <style:table-column-properties style:column-width="6.502cm"/>
    </style:style>
    <style:style style:name="Table3.B" style:family="table-column">
      <style:table-column-properties style:column-width="10.507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left="none" fo:border-right="0.05pt solid #000000" fo:border-top="0.05pt solid #000000" fo:border-bottom="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none" fo:border-right="0.05pt solid #000000" fo:border-top="none" fo:border-bottom="0.05pt solid #000000"/>
    </style:style>
    <style:style style:name="P1" style:family="paragraph" style:parent-style-name="Standard">
      <style:text-properties officeooo:rsid="000e08cc" officeooo:paragraph-rsid="0055ecc3"/>
    </style:style>
    <style:style style:name="P2" style:family="paragraph" style:parent-style-name="Standard">
      <style:text-properties officeooo:rsid="000e08cc"/>
    </style:style>
    <style:style style:name="P3" style:family="paragraph" style:parent-style-name="Standard">
      <style:text-properties officeooo:rsid="00431d0e" officeooo:paragraph-rsid="00431d0e"/>
    </style:style>
    <style:style style:name="P4" style:family="paragraph" style:parent-style-name="Standard">
      <style:text-properties officeooo:rsid="004351ca" officeooo:paragraph-rsid="004351ca"/>
    </style:style>
    <style:style style:name="P5" style:family="paragraph" style:parent-style-name="Standard">
      <style:text-properties officeooo:rsid="0046a21f" officeooo:paragraph-rsid="0046a21f"/>
    </style:style>
    <style:style style:name="P6" style:family="paragraph" style:parent-style-name="Standard">
      <style:text-properties officeooo:rsid="000e08cc" officeooo:paragraph-rsid="003c8298"/>
    </style:style>
    <style:style style:name="P7" style:family="paragraph" style:parent-style-name="Standard">
      <style:text-properties officeooo:rsid="000f094c" officeooo:paragraph-rsid="000f094c"/>
    </style:style>
    <style:style style:name="P8" style:family="paragraph" style:parent-style-name="Standard">
      <style:text-properties officeooo:rsid="00157625" officeooo:paragraph-rsid="00157625"/>
    </style:style>
    <style:style style:name="P9" style:family="paragraph" style:parent-style-name="Standard">
      <style:text-properties officeooo:rsid="0025b5a2" officeooo:paragraph-rsid="0025b5a2"/>
    </style:style>
    <style:style style:name="P10" style:family="paragraph" style:parent-style-name="Standard">
      <style:text-properties officeooo:rsid="0032b566" officeooo:paragraph-rsid="0032b566"/>
    </style:style>
    <style:style style:name="P11" style:family="paragraph" style:parent-style-name="Standard">
      <style:text-properties officeooo:rsid="002a5775" officeooo:paragraph-rsid="002a5775"/>
    </style:style>
    <style:style style:name="P12" style:family="paragraph" style:parent-style-name="Table_20_Contents">
      <style:text-properties officeooo:rsid="002d2bfe" officeooo:paragraph-rsid="002d2bfe"/>
    </style:style>
    <style:style style:name="P13" style:family="paragraph" style:parent-style-name="Standard">
      <style:text-properties officeooo:rsid="002e1c74" officeooo:paragraph-rsid="002e1c74"/>
    </style:style>
    <style:style style:name="P14" style:family="paragraph" style:parent-style-name="Standard">
      <style:text-properties officeooo:rsid="00490684" officeooo:paragraph-rsid="000e08cc"/>
    </style:style>
    <style:style style:name="P15" style:family="paragraph" style:parent-style-name="Standard">
      <style:text-properties officeooo:rsid="004aa3a1" officeooo:paragraph-rsid="000e08cc"/>
    </style:style>
    <style:style style:name="P16" style:family="paragraph" style:parent-style-name="Standard">
      <style:text-properties officeooo:rsid="000e08cc"/>
    </style:style>
    <style:style style:name="P17" style:family="paragraph" style:parent-style-name="Standard">
      <style:text-properties officeooo:rsid="000e08cc" officeooo:paragraph-rsid="003c8298"/>
    </style:style>
    <style:style style:name="P18" style:family="paragraph" style:parent-style-name="Standard">
      <style:text-properties officeooo:rsid="000e08cc" officeooo:paragraph-rsid="000e08cc"/>
    </style:style>
    <style:style style:name="P19" style:family="paragraph" style:parent-style-name="Standard">
      <style:text-properties officeooo:rsid="000e08cc" officeooo:paragraph-rsid="000bc594"/>
    </style:style>
    <style:style style:name="P20" style:family="paragraph" style:parent-style-name="Standard">
      <style:text-properties officeooo:rsid="000e08cc" officeooo:paragraph-rsid="00490684"/>
    </style:style>
    <style:style style:name="P21" style:family="paragraph" style:parent-style-name="Standard">
      <style:text-properties officeooo:rsid="00431d0e" officeooo:paragraph-rsid="00431d0e"/>
    </style:style>
    <style:style style:name="P22" style:family="paragraph" style:parent-style-name="Standard">
      <style:text-properties officeooo:rsid="004351ca" officeooo:paragraph-rsid="004351ca"/>
    </style:style>
    <style:style style:name="P23" style:family="paragraph" style:parent-style-name="Standard">
      <style:text-properties officeooo:rsid="000f094c" officeooo:paragraph-rsid="000f094c"/>
    </style:style>
    <style:style style:name="P24" style:family="paragraph" style:parent-style-name="Standard">
      <style:text-properties officeooo:rsid="00157625" officeooo:paragraph-rsid="00157625"/>
    </style:style>
    <style:style style:name="P25" style:family="paragraph" style:parent-style-name="Standard">
      <style:text-properties officeooo:rsid="0025b5a2" officeooo:paragraph-rsid="0025b5a2"/>
    </style:style>
    <style:style style:name="P26" style:family="paragraph" style:parent-style-name="Standard">
      <style:text-properties officeooo:rsid="0032b566" officeooo:paragraph-rsid="0032b566"/>
    </style:style>
    <style:style style:name="P27" style:family="paragraph" style:parent-style-name="Standard">
      <style:text-properties officeooo:rsid="002e1c74" officeooo:paragraph-rsid="002e1c74"/>
    </style:style>
    <style:style style:name="P28" style:family="paragraph" style:parent-style-name="Standard">
      <style:text-properties officeooo:rsid="00085fd7" officeooo:paragraph-rsid="00085fd7"/>
    </style:style>
    <style:style style:name="P29" style:family="paragraph" style:parent-style-name="Standard">
      <style:text-properties officeooo:rsid="0008afd8" officeooo:paragraph-rsid="0008afd8"/>
    </style:style>
    <style:style style:name="P30" style:family="paragraph" style:parent-style-name="Standard">
      <style:text-properties officeooo:rsid="000b06ff" officeooo:paragraph-rsid="000b06ff"/>
    </style:style>
    <style:style style:name="P31" style:family="paragraph" style:parent-style-name="Standard">
      <style:text-properties officeooo:rsid="000bc594" officeooo:paragraph-rsid="000bc594"/>
    </style:style>
    <style:style style:name="P32" style:family="paragraph" style:parent-style-name="Standard">
      <style:text-properties officeooo:rsid="000bc594" officeooo:paragraph-rsid="000cf041"/>
    </style:style>
    <style:style style:name="P33" style:family="paragraph" style:parent-style-name="Standard">
      <style:text-properties officeooo:rsid="000cf041" officeooo:paragraph-rsid="000cf041"/>
    </style:style>
    <style:style style:name="P34" style:family="paragraph" style:parent-style-name="Standard">
      <style:text-properties officeooo:rsid="001468cf" officeooo:paragraph-rsid="001468cf"/>
    </style:style>
    <style:style style:name="P35" style:family="paragraph" style:parent-style-name="Standard">
      <style:text-properties officeooo:rsid="00147d49" officeooo:paragraph-rsid="00157625"/>
    </style:style>
    <style:style style:name="P36" style:family="paragraph" style:parent-style-name="Standard">
      <style:text-properties officeooo:rsid="00170dc1" officeooo:paragraph-rsid="00170dc1"/>
    </style:style>
    <style:style style:name="P37" style:family="paragraph" style:parent-style-name="Standard">
      <style:text-properties officeooo:rsid="0021a866" officeooo:paragraph-rsid="0021a866"/>
    </style:style>
    <style:style style:name="P38" style:family="paragraph" style:parent-style-name="Standard">
      <style:text-properties officeooo:rsid="00292143" officeooo:paragraph-rsid="0025b5a2"/>
    </style:style>
    <style:style style:name="P39" style:family="paragraph" style:parent-style-name="Standard">
      <style:text-properties officeooo:rsid="00292143" officeooo:paragraph-rsid="00292143"/>
    </style:style>
    <style:style style:name="P40" style:family="paragraph" style:parent-style-name="Standard">
      <style:text-properties officeooo:rsid="002a5775" officeooo:paragraph-rsid="002a5775"/>
    </style:style>
    <style:style style:name="P41" style:family="paragraph" style:parent-style-name="Standard">
      <style:text-properties officeooo:rsid="002a5775" officeooo:paragraph-rsid="0008afd8"/>
    </style:style>
    <style:style style:name="P42" style:family="paragraph" style:parent-style-name="Standard">
      <style:text-properties officeooo:rsid="003326b7" officeooo:paragraph-rsid="003326b7"/>
    </style:style>
    <style:style style:name="P43" style:family="paragraph" style:parent-style-name="Standard">
      <style:text-properties officeooo:rsid="0034b6b3" officeooo:paragraph-rsid="0034b6b3"/>
    </style:style>
    <style:style style:name="P44" style:family="paragraph" style:parent-style-name="Standard">
      <style:text-properties officeooo:rsid="003c8298" officeooo:paragraph-rsid="003c8298"/>
    </style:style>
    <style:style style:name="P45" style:family="paragraph" style:parent-style-name="Standard">
      <style:text-properties officeooo:rsid="003dfe3f" officeooo:paragraph-rsid="003dfe3f"/>
    </style:style>
    <style:style style:name="P46" style:family="paragraph" style:parent-style-name="Standard">
      <style:text-properties officeooo:rsid="003ee914" officeooo:paragraph-rsid="003ee914"/>
    </style:style>
    <style:style style:name="P47" style:family="paragraph" style:parent-style-name="Standard">
      <style:text-properties officeooo:paragraph-rsid="004294c6"/>
    </style:style>
    <style:style style:name="P48" style:family="paragraph" style:parent-style-name="Standard">
      <style:text-properties officeooo:rsid="00490684" officeooo:paragraph-rsid="00490684"/>
    </style:style>
    <style:style style:name="P49" style:family="paragraph" style:parent-style-name="Standard">
      <style:text-properties officeooo:rsid="004da466" officeooo:paragraph-rsid="004da466"/>
    </style:style>
    <style:style style:name="P50" style:family="paragraph" style:parent-style-name="Standard">
      <style:text-properties officeooo:rsid="004aa3a1" officeooo:paragraph-rsid="004da466"/>
    </style:style>
    <style:style style:name="P51" style:family="paragraph" style:parent-style-name="Standard">
      <style:text-properties officeooo:rsid="004aa3a1" officeooo:paragraph-rsid="004aa3a1"/>
    </style:style>
    <style:style style:name="P52" style:family="paragraph" style:parent-style-name="Standard">
      <style:text-properties officeooo:rsid="0049be56" officeooo:paragraph-rsid="0049be56"/>
    </style:style>
    <style:style style:name="P53" style:family="paragraph" style:parent-style-name="Standard">
      <style:paragraph-properties fo:break-before="page"/>
      <style:text-properties officeooo:rsid="00085fd7" officeooo:paragraph-rsid="00085fd7"/>
    </style:style>
    <style:style style:name="P54" style:family="paragraph" style:parent-style-name="Text_20_body">
      <style:text-properties officeooo:rsid="000a80e8" officeooo:paragraph-rsid="000a80e8"/>
    </style:style>
    <style:style style:name="P55" style:family="paragraph" style:parent-style-name="Text_20_body">
      <style:text-properties officeooo:rsid="002c4784" officeooo:paragraph-rsid="002c4784"/>
    </style:style>
    <style:style style:name="P56" style:family="paragraph" style:parent-style-name="Title">
      <style:text-properties officeooo:rsid="00085fd7" officeooo:paragraph-rsid="000e08cc"/>
    </style:style>
    <style:style style:name="P57" style:family="paragraph" style:parent-style-name="Title">
      <style:text-properties officeooo:rsid="000e08cc" officeooo:paragraph-rsid="000e08cc"/>
    </style:style>
    <style:style style:name="P58" style:family="paragraph" style:parent-style-name="Table_20_Contents">
      <style:text-properties officeooo:rsid="001468cf" officeooo:paragraph-rsid="001468cf"/>
    </style:style>
    <style:style style:name="P59" style:family="paragraph" style:parent-style-name="Table_20_Contents">
      <style:text-properties officeooo:rsid="001468cf" officeooo:paragraph-rsid="00147d49"/>
    </style:style>
    <style:style style:name="P60" style:family="paragraph" style:parent-style-name="Table_20_Contents">
      <style:text-properties fo:font-weight="bold" officeooo:rsid="001468cf" officeooo:paragraph-rsid="001468cf" style:font-weight-asian="bold" style:font-weight-complex="bold"/>
    </style:style>
    <style:style style:name="P61" style:family="paragraph" style:parent-style-name="Table_20_Contents">
      <style:text-properties officeooo:rsid="00157625" officeooo:paragraph-rsid="00157625"/>
    </style:style>
    <style:style style:name="P62" style:family="paragraph" style:parent-style-name="Table_20_Contents">
      <style:text-properties officeooo:rsid="002c4784" officeooo:paragraph-rsid="002c4784"/>
    </style:style>
    <style:style style:name="P63" style:family="paragraph" style:parent-style-name="Table_20_Contents">
      <style:text-properties officeooo:rsid="002d2bfe" officeooo:paragraph-rsid="002d2bfe"/>
    </style:style>
    <style:style style:name="P64" style:family="paragraph" style:parent-style-name="Table_20_Contents">
      <style:text-properties officeooo:rsid="002dc5f1" officeooo:paragraph-rsid="002dc5f1"/>
    </style:style>
    <style:style style:name="P65" style:family="paragraph" style:parent-style-name="Footnote">
      <style:text-properties officeooo:rsid="00292143" officeooo:paragraph-rsid="00292143"/>
    </style:style>
    <style:style style:name="P66" style:family="paragraph" style:parent-style-name="Footnote">
      <style:text-properties officeooo:rsid="002ee6f5" officeooo:paragraph-rsid="002ee6f5"/>
    </style:style>
    <style:style style:name="P67" style:family="paragraph" style:parent-style-name="Footnote">
      <style:text-properties officeooo:rsid="0034b6b3" officeooo:paragraph-rsid="0034b6b3"/>
    </style:style>
    <style:style style:name="P68" style:family="paragraph" style:parent-style-name="Footnote">
      <style:text-properties officeooo:rsid="0035f209" officeooo:paragraph-rsid="0035f209"/>
    </style:style>
    <style:style style:name="P69" style:family="paragraph" style:parent-style-name="Footnote">
      <style:text-properties officeooo:rsid="0038346d" officeooo:paragraph-rsid="0038346d"/>
    </style:style>
    <style:style style:name="P70" style:family="paragraph" style:parent-style-name="Footnote">
      <style:text-properties officeooo:rsid="003c8298" officeooo:paragraph-rsid="003c8298"/>
    </style:style>
    <style:style style:name="P71" style:family="paragraph" style:parent-style-name="Footnote">
      <style:text-properties officeooo:rsid="00425d04" officeooo:paragraph-rsid="004294c6"/>
    </style:style>
    <style:style style:name="P72" style:family="paragraph" style:parent-style-name="Footnote">
      <style:text-properties officeooo:rsid="004294c6" officeooo:paragraph-rsid="004351ca"/>
    </style:style>
    <style:style style:name="P73" style:family="paragraph" style:parent-style-name="Footnote">
      <style:text-properties officeooo:rsid="004da466" officeooo:paragraph-rsid="004da466"/>
    </style:style>
    <style:style style:name="P74" style:family="paragraph" style:parent-style-name="Footnote">
      <style:text-properties officeooo:rsid="004bc9ed" officeooo:paragraph-rsid="004bc9ed"/>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Standard">
      <style:text-properties officeooo:rsid="000e08cc"/>
    </style:style>
    <style:style style:name="P78" style:family="paragraph" style:parent-style-name="Standard">
      <style:text-properties officeooo:rsid="000e08cc" officeooo:paragraph-rsid="003c8298"/>
    </style:style>
    <style:style style:name="P79" style:family="paragraph" style:parent-style-name="Standard">
      <style:text-properties officeooo:rsid="000e08cc" officeooo:paragraph-rsid="0055ecc3"/>
    </style:style>
    <style:style style:name="P80" style:family="paragraph" style:parent-style-name="Standard" style:list-style-name="L1">
      <style:text-properties officeooo:rsid="0034b6b3" officeooo:paragraph-rsid="0034b6b3"/>
    </style:style>
    <style:style style:name="P81" style:family="paragraph" style:parent-style-name="Standard">
      <style:text-properties officeooo:rsid="00490684" officeooo:paragraph-rsid="000e08cc"/>
    </style:style>
    <style:style style:name="P82" style:family="paragraph" style:parent-style-name="Standard">
      <style:text-properties officeooo:rsid="004aa3a1" officeooo:paragraph-rsid="000e08cc"/>
    </style:style>
    <style:style style:name="P83" style:family="paragraph" style:parent-style-name="Standard" style:list-style-name="L2">
      <style:text-properties officeooo:rsid="004aa3a1" officeooo:paragraph-rsid="004c4ad1"/>
    </style:style>
    <style:style style:name="P84" style:family="paragraph" style:parent-style-name="Standard" style:list-style-name="L2">
      <style:text-properties officeooo:paragraph-rsid="004c4ad1"/>
    </style:style>
    <style:style style:name="P85" style:family="paragraph" style:parent-style-name="Standard" style:list-style-name="L3">
      <style:text-properties officeooo:paragraph-rsid="004c4ad1"/>
    </style:style>
    <style:style style:name="P86" style:family="paragraph" style:parent-style-name="Standard" style:list-style-name="L3">
      <style:text-properties officeooo:rsid="004bc9ed" officeooo:paragraph-rsid="004c4ad1"/>
    </style:style>
    <style:style style:name="P87" style:family="paragraph" style:parent-style-name="Standard">
      <style:text-properties officeooo:rsid="0046a21f" officeooo:paragraph-rsid="0046a21f"/>
    </style:style>
    <style:style style:name="P88" style:family="paragraph" style:parent-style-name="Standard">
      <style:text-properties officeooo:rsid="00431d0e" officeooo:paragraph-rsid="00431d0e"/>
    </style:style>
    <style:style style:name="P89" style:family="paragraph" style:parent-style-name="Standard">
      <style:text-properties officeooo:rsid="004351ca" officeooo:paragraph-rsid="004351ca"/>
    </style:style>
    <style:style style:name="P90" style:family="paragraph" style:parent-style-name="Standard">
      <style:text-properties officeooo:rsid="000f094c" officeooo:paragraph-rsid="000f094c"/>
    </style:style>
    <style:style style:name="P91" style:family="paragraph" style:parent-style-name="Standard">
      <style:text-properties officeooo:rsid="00157625" officeooo:paragraph-rsid="00157625"/>
    </style:style>
    <style:style style:name="P92" style:family="paragraph" style:parent-style-name="Standard">
      <style:text-properties officeooo:rsid="0025b5a2" officeooo:paragraph-rsid="0025b5a2"/>
    </style:style>
    <style:style style:name="P93" style:family="paragraph" style:parent-style-name="Standard">
      <style:text-properties officeooo:rsid="0032b566" officeooo:paragraph-rsid="0032b566"/>
    </style:style>
    <style:style style:name="P94" style:family="paragraph" style:parent-style-name="Standard">
      <style:text-properties officeooo:rsid="002a5775" officeooo:paragraph-rsid="002a5775"/>
    </style:style>
    <style:style style:name="P95" style:family="paragraph" style:parent-style-name="Standard">
      <style:text-properties officeooo:rsid="002e1c74" officeooo:paragraph-rsid="002e1c74"/>
    </style:style>
    <style:style style:name="P96" style:family="paragraph" style:parent-style-name="Standard">
      <style:text-properties officeooo:paragraph-rsid="0055ecc3"/>
    </style:style>
    <style:style style:name="P97" style:family="paragraph" style:parent-style-name="Standard">
      <style:text-properties officeooo:paragraph-rsid="005731a2"/>
    </style:style>
    <style:style style:name="P98" style:family="paragraph" style:parent-style-name="Standard">
      <style:text-properties fo:font-size="10pt" officeooo:rsid="005535c2" officeooo:paragraph-rsid="005731a2" style:font-size-asian="10pt" style:font-size-complex="10pt"/>
    </style:style>
    <style:style style:name="P99" style:family="paragraph" style:parent-style-name="Standard">
      <style:text-properties officeooo:rsid="00582262" officeooo:paragraph-rsid="00582262"/>
    </style:style>
    <style:style style:name="P100" style:family="paragraph" style:parent-style-name="Heading_20_1">
      <style:paragraph-properties fo:break-before="page"/>
    </style:style>
    <style:style style:name="P101" style:family="paragraph" style:parent-style-name="Footnote">
      <style:text-properties officeooo:rsid="005535c2" officeooo:paragraph-rsid="005535c2"/>
    </style:style>
    <style:style style:name="P102" style:family="paragraph" style:parent-style-name="Table_20_Contents">
      <style:text-properties officeooo:rsid="002d2bfe" officeooo:paragraph-rsid="002d2bfe"/>
    </style:style>
    <style:style style:name="P10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27829d"/>
    </style:style>
    <style:style style:name="T2" style:family="text">
      <style:text-properties officeooo:rsid="000e08cc"/>
    </style:style>
    <style:style style:name="T3" style:family="text">
      <style:text-properties officeooo:rsid="0027829d"/>
    </style:style>
    <style:style style:name="T4" style:family="text">
      <style:text-properties officeooo:rsid="000e08cc"/>
    </style:style>
    <style:style style:name="T5" style:family="text">
      <style:text-properties officeooo:rsid="000bc594"/>
    </style:style>
    <style:style style:name="T6" style:family="text">
      <style:text-properties officeooo:rsid="0013a840"/>
    </style:style>
    <style:style style:name="T7" style:family="text">
      <style:text-properties officeooo:rsid="00147d49"/>
    </style:style>
    <style:style style:name="T8" style:family="text">
      <style:text-properties officeooo:rsid="00157625"/>
    </style:style>
    <style:style style:name="T9" style:family="text">
      <style:text-properties fo:font-weight="bold" style:font-weight-asian="bold" style:font-weight-complex="bold"/>
    </style:style>
    <style:style style:name="T10" style:family="text">
      <style:text-properties officeooo:rsid="00159e93"/>
    </style:style>
    <style:style style:name="T11" style:family="text">
      <style:text-properties officeooo:rsid="0019e582"/>
    </style:style>
    <style:style style:name="T12" style:family="text">
      <style:text-properties officeooo:rsid="001a6f01"/>
    </style:style>
    <style:style style:name="T13" style:family="text">
      <style:text-properties officeooo:rsid="0022687a"/>
    </style:style>
    <style:style style:name="T14" style:family="text">
      <style:text-properties officeooo:rsid="002c4784"/>
    </style:style>
    <style:style style:name="T15" style:family="text">
      <style:text-properties officeooo:rsid="002d2bfe"/>
    </style:style>
    <style:style style:name="T16" style:family="text">
      <style:text-properties officeooo:rsid="002dc5f1"/>
    </style:style>
    <style:style style:name="T17" style:family="text">
      <style:text-properties officeooo:rsid="002ee6f5"/>
    </style:style>
    <style:style style:name="T18" style:family="text">
      <style:text-properties officeooo:rsid="002fd0e7"/>
    </style:style>
    <style:style style:name="T19" style:family="text">
      <style:text-properties officeooo:rsid="0032b566"/>
    </style:style>
    <style:style style:name="T20" style:family="text">
      <style:text-properties officeooo:rsid="0035f209"/>
    </style:style>
    <style:style style:name="T21" style:family="text">
      <style:text-properties officeooo:rsid="00367c0f"/>
    </style:style>
    <style:style style:name="T22" style:family="text">
      <style:text-properties officeooo:rsid="00374ef7"/>
    </style:style>
    <style:style style:name="T23" style:family="text">
      <style:text-properties officeooo:rsid="0038346d"/>
    </style:style>
    <style:style style:name="T24" style:family="text">
      <style:text-properties officeooo:rsid="003ee914"/>
    </style:style>
    <style:style style:name="T25" style:family="text">
      <style:text-properties officeooo:rsid="004351ca"/>
    </style:style>
    <style:style style:name="T26" style:family="text">
      <style:text-properties officeooo:rsid="0046a21f"/>
    </style:style>
    <style:style style:name="T27" style:family="text">
      <style:text-properties officeooo:rsid="0047ecba"/>
    </style:style>
    <style:style style:name="T28" style:family="text">
      <style:text-properties officeooo:rsid="0049be56"/>
    </style:style>
    <style:style style:name="T29" style:family="text">
      <style:text-properties officeooo:rsid="004a97be"/>
    </style:style>
    <style:style style:name="T30" style:family="text">
      <style:text-properties officeooo:rsid="004aa3a1"/>
    </style:style>
    <style:style style:name="T31" style:family="text">
      <style:text-properties officeooo:rsid="004bc9ed"/>
    </style:style>
    <style:style style:name="T32" style:family="text">
      <style:text-properties officeooo:rsid="004da466"/>
    </style:style>
    <style:style style:name="T33" style:family="text">
      <style:text-properties officeooo:rsid="004f399e"/>
    </style:style>
    <style:style style:name="T34" style:family="text">
      <style:text-properties officeooo:rsid="00518d7e"/>
    </style:style>
    <style:style style:name="T35" style:family="text">
      <style:text-properties officeooo:rsid="00523860"/>
    </style:style>
    <style:style style:name="T36" style:family="text">
      <style:text-properties officeooo:rsid="0055ecc3"/>
    </style:style>
    <style:style style:name="T37" style:family="text">
      <style:text-properties officeooo:rsid="005731a2"/>
    </style:style>
    <style:style style:name="T38" style:family="text">
      <style:text-properties officeooo:rsid="005ac00e"/>
    </style:style>
    <style:style style:name="T3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73796088" text:id="ct173796088">
          <text:insertion>
            <office:change-info>
              <dc:creator>Unknown Author</dc:creator>
              <dc:date>2017-01-12T19:40:00</dc:date>
            </office:change-info>
          </text:insertion>
        </text:changed-region>
        <text:changed-region xml:id="ct173674328" text:id="ct173674328">
          <text:insertion>
            <office:change-info>
              <dc:creator>Unknown Author</dc:creator>
              <dc:date>2017-01-12T19:58:00</dc:date>
            </office:change-info>
          </text:insertion>
        </text:changed-region>
        <text:changed-region xml:id="ct173854160" text:id="ct173854160">
          <text:insertion>
            <office:change-info>
              <dc:creator>marc </dc:creator>
              <dc:date>2017-01-08T21:29:00</dc:date>
            </office:change-info>
          </text:insertion>
        </text:changed-region>
        <text:changed-region xml:id="ct173821712" text:id="ct173821712">
          <text:insertion>
            <office:change-info>
              <dc:creator>marc </dc:creator>
              <dc:date>2017-01-08T22:19:00</dc:date>
            </office:change-info>
          </text:insertion>
        </text:changed-region>
        <text:changed-region xml:id="ct173825232" text:id="ct173825232">
          <text:insertion>
            <office:change-info>
              <dc:creator>marc </dc:creator>
              <dc:date>2017-01-08T22:20:00</dc:date>
            </office:change-info>
          </text:insertion>
        </text:changed-region>
        <text:changed-region xml:id="ct173877312" text:id="ct173877312">
          <text:insertion>
            <office:change-info>
              <dc:creator>marc </dc:creator>
              <dc:date>2017-01-08T22:20:00</dc:date>
            </office:change-info>
          </text:insertion>
        </text:changed-region>
        <text:changed-region xml:id="ct173941488" text:id="ct173941488">
          <text:insertion>
            <office:change-info>
              <dc:creator>marc </dc:creator>
              <dc:date>2017-01-08T20:31:00</dc:date>
            </office:change-info>
          </text:insertion>
        </text:changed-region>
        <text:changed-region xml:id="ct173947624" text:id="ct173947624">
          <text:insertion>
            <office:change-info>
              <dc:creator>marc </dc:creator>
              <dc:date>2017-01-08T20:32:00</dc:date>
            </office:change-info>
          </text:insertion>
        </text:changed-region>
        <text:changed-region xml:id="ct173950704" text:id="ct173950704">
          <text:insertion>
            <office:change-info>
              <dc:creator>marc </dc:creator>
              <dc:date>2017-01-08T20:36:00</dc:date>
            </office:change-info>
          </text:insertion>
        </text:changed-region>
        <text:changed-region xml:id="ct185718016" text:id="ct185718016">
          <text:insertion>
            <office:change-info>
              <dc:creator>marc </dc:creator>
              <dc:date>2017-02-02T19:46:00</dc:date>
            </office:change-info>
          </text:insertion>
        </text:changed-region>
        <text:changed-region xml:id="ct188902504" text:id="ct188902504">
          <text:insertion>
            <office:change-info>
              <dc:creator>marc </dc:creator>
              <dc:date>2017-02-02T19:48:00</dc:date>
            </office:change-info>
          </text:insertion>
        </text:changed-region>
        <text:changed-region xml:id="ct185853632" text:id="ct185853632">
          <text:insertion>
            <office:change-info>
              <dc:creator>marc </dc:creator>
              <dc:date>2017-02-02T19:49:00</dc:date>
            </office:change-info>
          </text:insertion>
        </text:changed-region>
        <text:changed-region xml:id="ct188003840" text:id="ct188003840">
          <text:insertion>
            <office:change-info>
              <dc:creator>marc </dc:creator>
              <dc:date>2017-02-02T20:29:00</dc:date>
            </office:change-info>
          </text:insertion>
        </text:changed-region>
        <text:changed-region xml:id="ct154189056" text:id="ct154189056">
          <text:insertion>
            <office:change-info>
              <dc:creator>marc </dc:creator>
              <dc:date>2017-02-02T20:30:00</dc:date>
            </office:change-info>
          </text:insertion>
        </text:changed-region>
        <text:changed-region xml:id="ct173812672" text:id="ct173812672">
          <text:insertion>
            <office:change-info>
              <dc:creator>marc </dc:creator>
              <dc:date>2017-01-06T19:26:00</dc:date>
            </office:change-info>
          </text:insertion>
        </text:changed-region>
        <text:changed-region xml:id="ct173794784" text:id="ct173794784">
          <text:insertion>
            <office:change-info>
              <dc:creator>marc </dc:creator>
              <dc:date>2017-01-06T19:28:00</dc:date>
            </office:change-info>
          </text:insertion>
        </text:changed-region>
        <text:changed-region xml:id="ct140920800" text:id="ct140920800">
          <text:insertion>
            <office:change-info>
              <dc:creator>marc </dc:creator>
              <dc:date>2017-02-02T19:26:00</dc:date>
            </office:change-info>
          </text:insertion>
        </text:changed-region>
        <text:changed-region xml:id="ct181322568" text:id="ct181322568">
          <text:insertion>
            <office:change-info>
              <dc:creator>marc </dc:creator>
              <dc:date>2017-02-02T19:27:00</dc:date>
            </office:change-info>
          </text:insertion>
        </text:changed-region>
        <text:changed-region xml:id="ct181370424" text:id="ct181370424">
          <text:insertion>
            <office:change-info>
              <dc:creator>marc </dc:creator>
              <dc:date>2017-02-02T19:30:00</dc:date>
            </office:change-info>
          </text:insertion>
        </text:changed-region>
        <text:changed-region xml:id="ct165031496" text:id="ct165031496">
          <text:insertion>
            <office:change-info>
              <dc:creator>marc </dc:creator>
              <dc:date>2017-02-02T19:31:00</dc:date>
            </office:change-info>
          </text:insertion>
        </text:changed-region>
        <text:changed-region xml:id="ct181087232" text:id="ct181087232">
          <text:insertion>
            <office:change-info>
              <dc:creator>marc </dc:creator>
              <dc:date>2017-02-02T19:32:00</dc:date>
            </office:change-info>
          </text:insertion>
        </text:changed-region>
        <text:changed-region xml:id="ct180230016" text:id="ct180230016">
          <text:insertion>
            <office:change-info>
              <dc:creator>marc </dc:creator>
              <dc:date>2017-02-02T19:33:00</dc:date>
            </office:change-info>
          </text:insertion>
        </text:changed-region>
        <text:changed-region xml:id="ct169287480" text:id="ct169287480">
          <text:insertion>
            <office:change-info>
              <dc:creator>marc </dc:creator>
              <dc:date>2017-02-02T19:37:00</dc:date>
            </office:change-info>
          </text:insertion>
        </text:changed-region>
        <text:changed-region xml:id="ct188330144" text:id="ct188330144">
          <text:insertion>
            <office:change-info>
              <dc:creator>marc </dc:creator>
              <dc:date>2017-02-02T19:38:00</dc:date>
            </office:change-info>
          </text:insertion>
        </text:changed-region>
        <text:changed-region xml:id="ct189321768" text:id="ct189321768">
          <text:insertion>
            <office:change-info>
              <dc:creator>marc </dc:creator>
              <dc:date>2017-02-02T19:46:00</dc:date>
            </office:change-info>
          </text:insertion>
        </text:changed-region>
        <text:changed-region xml:id="ct188397224" text:id="ct188397224">
          <text:insertion>
            <office:change-info>
              <dc:creator>marc </dc:creator>
              <dc:date>2017-02-02T20:16:00</dc:date>
            </office:change-info>
          </text:insertion>
        </text:changed-region>
        <text:changed-region xml:id="ct188747872" text:id="ct188747872">
          <text:insertion>
            <office:change-info>
              <dc:creator>marc </dc:creator>
              <dc:date>2017-02-02T20:19:00</dc:date>
            </office:change-info>
          </text:insertion>
        </text:changed-region>
        <text:changed-region xml:id="ct188746928" text:id="ct188746928">
          <text:insertion>
            <office:change-info>
              <dc:creator>marc </dc:creator>
              <dc:date>2017-02-02T20:20:00</dc:date>
            </office:change-info>
          </text:insertion>
        </text:changed-region>
        <text:changed-region xml:id="ct188255424" text:id="ct188255424">
          <text:insertion>
            <office:change-info>
              <dc:creator>marc </dc:creator>
              <dc:date>2017-02-02T20:21:00</dc:date>
            </office:change-info>
          </text:insertion>
        </text:changed-region>
        <text:changed-region xml:id="ct188285768" text:id="ct188285768">
          <text:insertion>
            <office:change-info>
              <dc:creator>marc </dc:creator>
              <dc:date>2017-02-02T20:16:00</dc:date>
            </office:change-info>
          </text:insertion>
        </text:changed-region>
        <text:changed-region xml:id="ct167880288" text:id="ct167880288">
          <text:deletion>
            <office:change-info>
              <dc:creator>marc </dc:creator>
              <dc:date>2017-02-02T19:25:00</dc:date>
            </office:change-info>
            <text:p text:style-name="P1">Lorem ipsum</text:p>
          </text:deletion>
        </text:changed-region>
        <text:changed-region xml:id="ct173828968" text:id="ct173828968">
          <text:insertion>
            <office:change-info>
              <dc:creator>marc </dc:creator>
              <dc:date>2017-01-06T19:28:00</dc:date>
            </office:change-info>
          </text:insertion>
        </text:changed-region>
        <text:changed-region xml:id="ct173827256" text:id="ct173827256">
          <text:insertion>
            <office:change-info>
              <dc:creator>Unknown Author</dc:creator>
              <dc:date>2017-01-12T19:40:00</dc:date>
            </office:change-info>
          </text:insertion>
        </text:changed-region>
        <text:changed-region xml:id="ct173799008" text:id="ct173799008">
          <text:deletion>
            <office:change-info>
              <dc:creator>Unknown Author</dc:creator>
              <dc:date>2017-01-12T19:42:00</dc:date>
            </office:change-info>
            <text:p text:style-name="P2">Lorem ipsum</text:p>
          </text:deletion>
        </text:changed-region>
        <text:changed-region xml:id="ct173796200" text:id="ct173796200">
          <text:insertion>
            <office:change-info>
              <dc:creator>Unknown Author</dc:creator>
              <dc:date>2017-01-12T19:43:00</dc:date>
            </office:change-info>
          </text:insertion>
        </text:changed-region>
        <text:changed-region xml:id="ct173839800" text:id="ct173839800">
          <text:insertion>
            <office:change-info>
              <dc:creator>Unknown Author</dc:creator>
              <dc:date>2017-01-12T19:44:00</dc:date>
            </office:change-info>
          </text:insertion>
        </text:changed-region>
        <text:changed-region xml:id="ct173839216" text:id="ct173839216">
          <text:insertion>
            <office:change-info>
              <dc:creator>marc </dc:creator>
              <dc:date>2017-01-27T16:05:00</dc:date>
            </office:change-info>
          </text:insertion>
        </text:changed-region>
        <text:changed-region xml:id="ct173797176" text:id="ct173797176">
          <text:insertion>
            <office:change-info>
              <dc:creator>Unknown Author</dc:creator>
              <dc:date>2017-01-12T19:44:00</dc:date>
            </office:change-info>
          </text:insertion>
        </text:changed-region>
        <text:changed-region xml:id="ct173798672" text:id="ct173798672">
          <text:insertion>
            <office:change-info>
              <dc:creator>marc </dc:creator>
              <dc:date>2017-01-27T16:05:00</dc:date>
            </office:change-info>
          </text:insertion>
        </text:changed-region>
        <text:changed-region xml:id="ct173838864" text:id="ct173838864">
          <text:insertion>
            <office:change-info>
              <dc:creator>Unknown Author</dc:creator>
              <dc:date>2017-01-12T19:44:00</dc:date>
            </office:change-info>
          </text:insertion>
        </text:changed-region>
        <text:changed-region xml:id="ct173816176" text:id="ct173816176">
          <text:insertion>
            <office:change-info>
              <dc:creator>Unknown Author</dc:creator>
              <dc:date>2017-01-12T19:45:00</dc:date>
            </office:change-info>
          </text:insertion>
        </text:changed-region>
        <text:changed-region xml:id="ct173820328" text:id="ct173820328">
          <text:insertion>
            <office:change-info>
              <dc:creator>marc </dc:creator>
              <dc:date>2017-01-27T16:05:00</dc:date>
            </office:change-info>
          </text:insertion>
        </text:changed-region>
        <text:changed-region xml:id="ct173674920" text:id="ct173674920">
          <text:insertion>
            <office:change-info>
              <dc:creator>Unknown Author</dc:creator>
              <dc:date>2017-01-12T19:45:00</dc:date>
            </office:change-info>
          </text:insertion>
        </text:changed-region>
        <text:changed-region xml:id="ct173828088" text:id="ct173828088">
          <text:insertion>
            <office:change-info>
              <dc:creator>Unknown Author</dc:creator>
              <dc:date>2017-01-12T19:46:00</dc:date>
            </office:change-info>
          </text:insertion>
        </text:changed-region>
        <text:changed-region xml:id="ct173828384" text:id="ct173828384">
          <text:insertion>
            <office:change-info>
              <dc:creator>marc </dc:creator>
              <dc:date>2017-01-27T16:06:00</dc:date>
            </office:change-info>
          </text:insertion>
        </text:changed-region>
        <text:changed-region xml:id="ct173793968" text:id="ct173793968">
          <text:deletion>
            <office:change-info>
              <dc:creator>marc </dc:creator>
              <dc:date>2017-01-27T16:05:00</dc:date>
            </office:change-info>
            <text:p text:style-name="P3">s</text:p>
          </text:deletion>
        </text:changed-region>
        <text:changed-region xml:id="ct173829912" text:id="ct173829912">
          <text:insertion>
            <office:change-info>
              <dc:creator>Unknown Author</dc:creator>
              <dc:date>2017-01-12T19:46:00</dc:date>
            </office:change-info>
          </text:insertion>
        </text:changed-region>
        <text:changed-region xml:id="ct173675808" text:id="ct173675808">
          <text:insertion>
            <office:change-info>
              <dc:creator>Unknown Author</dc:creator>
              <dc:date>2017-01-12T19:47:00</dc:date>
            </office:change-info>
          </text:insertion>
        </text:changed-region>
        <text:changed-region xml:id="ct173683624" text:id="ct173683624">
          <text:insertion>
            <office:change-info>
              <dc:creator>Unknown Author</dc:creator>
              <dc:date>2017-01-12T19:48:00</dc:date>
            </office:change-info>
          </text:insertion>
        </text:changed-region>
        <text:changed-region xml:id="ct173635152" text:id="ct173635152">
          <text:insertion>
            <office:change-info>
              <dc:creator>Unknown Author</dc:creator>
              <dc:date>2017-01-12T19:51:00</dc:date>
            </office:change-info>
          </text:insertion>
        </text:changed-region>
        <text:changed-region xml:id="ct173680040" text:id="ct173680040">
          <text:insertion>
            <office:change-info>
              <dc:creator>Unknown Author</dc:creator>
              <dc:date>2017-01-12T19:52:00</dc:date>
            </office:change-info>
          </text:insertion>
        </text:changed-region>
        <text:changed-region xml:id="ct173684000" text:id="ct173684000">
          <text:insertion>
            <office:change-info>
              <dc:creator>Unknown Author</dc:creator>
              <dc:date>2017-01-12T19:53:00</dc:date>
            </office:change-info>
          </text:insertion>
        </text:changed-region>
        <text:changed-region xml:id="ct173685864" text:id="ct173685864">
          <text:insertion>
            <office:change-info>
              <dc:creator>marc </dc:creator>
              <dc:date>2017-01-27T16:06:00</dc:date>
            </office:change-info>
          </text:insertion>
        </text:changed-region>
        <text:changed-region xml:id="ct173850712" text:id="ct173850712">
          <text:insertion>
            <office:change-info>
              <dc:creator>Unknown Author</dc:creator>
              <dc:date>2017-01-12T19:53:00</dc:date>
            </office:change-info>
          </text:insertion>
        </text:changed-region>
        <text:changed-region xml:id="ct173686120" text:id="ct173686120">
          <text:deletion>
            <office:change-info>
              <dc:creator>marc </dc:creator>
              <dc:date>2017-01-27T16:06:00</dc:date>
            </office:change-info>
            <text:p text:style-name="P3"><text:s/></text:p>
          </text:deletion>
        </text:changed-region>
        <text:changed-region xml:id="ct173816056" text:id="ct173816056">
          <text:insertion>
            <office:change-info>
              <dc:creator>Unknown Author</dc:creator>
              <dc:date>2017-01-12T19:53:00</dc:date>
            </office:change-info>
          </text:insertion>
        </text:changed-region>
        <text:changed-region xml:id="ct173713072" text:id="ct173713072">
          <text:insertion>
            <office:change-info>
              <dc:creator>Unknown Author</dc:creator>
              <dc:date>2017-01-12T19:55:00</dc:date>
            </office:change-info>
          </text:insertion>
        </text:changed-region>
        <text:changed-region xml:id="ct173631352" text:id="ct173631352">
          <text:insertion>
            <office:change-info>
              <dc:creator>Unknown Author</dc:creator>
              <dc:date>2017-01-12T19:57:00</dc:date>
            </office:change-info>
          </text:insertion>
        </text:changed-region>
        <text:changed-region xml:id="ct173686616" text:id="ct173686616">
          <text:insertion>
            <office:change-info>
              <dc:creator>Unknown Author</dc:creator>
              <dc:date>2017-01-12T19:58:00</dc:date>
            </office:change-info>
          </text:insertion>
        </text:changed-region>
        <text:changed-region xml:id="ct173692472" text:id="ct173692472">
          <text:insertion>
            <office:change-info>
              <dc:creator>Unknown Author</dc:creator>
              <dc:date>2017-01-12T19:59:00</dc:date>
            </office:change-info>
          </text:insertion>
        </text:changed-region>
        <text:changed-region xml:id="ct173692280" text:id="ct173692280">
          <text:insertion>
            <office:change-info>
              <dc:creator>marc </dc:creator>
              <dc:date>2017-01-27T16:07:00</dc:date>
            </office:change-info>
          </text:insertion>
        </text:changed-region>
        <text:changed-region xml:id="ct173687128" text:id="ct173687128">
          <text:insertion>
            <office:change-info>
              <dc:creator>Unknown Author</dc:creator>
              <dc:date>2017-01-12T19:59:00</dc:date>
            </office:change-info>
          </text:insertion>
        </text:changed-region>
        <text:changed-region xml:id="ct173829472" text:id="ct173829472">
          <text:deletion>
            <office:change-info>
              <dc:creator>marc </dc:creator>
              <dc:date>2017-01-27T16:08:00</dc:date>
            </office:change-info>
            <text:p text:style-name="P4"><text:s/>echten</text:p>
          </text:deletion>
        </text:changed-region>
        <text:changed-region xml:id="ct173692920" text:id="ct173692920">
          <text:insertion>
            <office:change-info>
              <dc:creator>Unknown Author</dc:creator>
              <dc:date>2017-01-12T19:59:00</dc:date>
            </office:change-info>
          </text:insertion>
        </text:changed-region>
        <text:changed-region xml:id="ct173681064" text:id="ct173681064">
          <text:insertion>
            <office:change-info>
              <dc:creator>marc </dc:creator>
              <dc:date>2017-01-27T16:08:00</dc:date>
            </office:change-info>
          </text:insertion>
        </text:changed-region>
        <text:changed-region xml:id="ct173686360" text:id="ct173686360">
          <text:deletion>
            <office:change-info>
              <dc:creator>marc </dc:creator>
              <dc:date>2017-01-27T16:08:00</dc:date>
            </office:change-info>
            <text:p text:style-name="P4">heftet</text:p>
          </text:deletion>
        </text:changed-region>
        <text:changed-region xml:id="ct173693984" text:id="ct173693984">
          <text:insertion>
            <office:change-info>
              <dc:creator>Unknown Author</dc:creator>
              <dc:date>2017-01-12T19:59:00</dc:date>
            </office:change-info>
          </text:insertion>
        </text:changed-region>
        <text:changed-region xml:id="ct173693728" text:id="ct173693728">
          <text:insertion>
            <office:change-info>
              <dc:creator>Unknown Author</dc:creator>
              <dc:date>2017-01-14T13:36:00</dc:date>
            </office:change-info>
          </text:insertion>
        </text:changed-region>
        <text:changed-region xml:id="ct181369936" text:id="ct181369936">
          <text:insertion>
            <office:change-info>
              <dc:creator>marc </dc:creator>
              <dc:date>2017-02-02T20:48:00</dc:date>
            </office:change-info>
          </text:insertion>
        </text:changed-region>
        <text:changed-region xml:id="ct165980504" text:id="ct165980504">
          <text:deletion>
            <office:change-info>
              <dc:creator>marc </dc:creator>
              <dc:date>2017-02-02T20:48:00</dc:date>
            </office:change-info>
            <text:p text:style-name="P5">12</text:p>
          </text:deletion>
          <text:insertion>
            <office:change-info office:chg-author="Unknown Author" office:chg-date-time="2017-01-14T13:36:00"/>
          </text:insertion>
        </text:changed-region>
        <text:changed-region xml:id="ct154184928" text:id="ct154184928">
          <text:insertion>
            <office:change-info>
              <dc:creator>Unknown Author</dc:creator>
              <dc:date>2017-01-14T13:36:00</dc:date>
            </office:change-info>
          </text:insertion>
        </text:changed-region>
        <text:changed-region xml:id="ct173864536" text:id="ct173864536">
          <text:insertion>
            <office:change-info>
              <dc:creator>marc </dc:creator>
              <dc:date>2017-01-27T16:09:00</dc:date>
            </office:change-info>
          </text:insertion>
        </text:changed-region>
        <text:changed-region xml:id="ct173864648" text:id="ct173864648">
          <text:deletion>
            <office:change-info>
              <dc:creator>marc </dc:creator>
              <dc:date>2017-01-27T16:09:00</dc:date>
            </office:change-info>
            <text:p text:style-name="P5">t</text:p>
          </text:deletion>
        </text:changed-region>
        <text:changed-region xml:id="ct173852024" text:id="ct173852024">
          <text:insertion>
            <office:change-info>
              <dc:creator>Unknown Author</dc:creator>
              <dc:date>2017-01-14T13:36:00</dc:date>
            </office:change-info>
          </text:insertion>
        </text:changed-region>
        <text:changed-region xml:id="ct173684344" text:id="ct173684344">
          <text:insertion>
            <office:change-info>
              <dc:creator>marc </dc:creator>
              <dc:date>2017-01-27T16:09:00</dc:date>
            </office:change-info>
          </text:insertion>
        </text:changed-region>
        <text:changed-region xml:id="ct173864760" text:id="ct173864760">
          <text:deletion>
            <office:change-info>
              <dc:creator>marc </dc:creator>
              <dc:date>2017-01-27T16:09:00</dc:date>
            </office:change-info>
            <text:p text:style-name="P5">-M</text:p>
          </text:deletion>
        </text:changed-region>
        <text:changed-region xml:id="ct173697096" text:id="ct173697096">
          <text:insertion>
            <office:change-info>
              <dc:creator>Unknown Author</dc:creator>
              <dc:date>2017-01-14T13:36:00</dc:date>
            </office:change-info>
          </text:insertion>
        </text:changed-region>
        <text:changed-region xml:id="ct173695808" text:id="ct173695808">
          <text:deletion>
            <office:change-info>
              <dc:creator>marc </dc:creator>
              <dc:date>2017-01-27T16:08:00</dc:date>
            </office:change-info>
            <text:p text:style-name="P5">s</text:p>
          </text:deletion>
        </text:changed-region>
        <text:changed-region xml:id="ct173865160" text:id="ct173865160">
          <text:insertion>
            <office:change-info>
              <dc:creator>Unknown Author</dc:creator>
              <dc:date>2017-01-14T13:36:00</dc:date>
            </office:change-info>
          </text:insertion>
        </text:changed-region>
        <text:changed-region xml:id="ct188810240" text:id="ct188810240">
          <text:insertion>
            <office:change-info>
              <dc:creator>marc </dc:creator>
              <dc:date>2017-02-02T20:48:00</dc:date>
            </office:change-info>
          </text:insertion>
        </text:changed-region>
        <text:changed-region xml:id="ct188881304" text:id="ct188881304">
          <text:deletion>
            <office:change-info>
              <dc:creator>marc </dc:creator>
              <dc:date>2017-02-02T20:48:00</dc:date>
            </office:change-info>
            <text:p text:style-name="P5">10</text:p>
          </text:deletion>
          <text:insertion>
            <office:change-info office:chg-author="Unknown Author" office:chg-date-time="2017-01-14T13:36:00"/>
          </text:insertion>
        </text:changed-region>
        <text:changed-region xml:id="ct185517176" text:id="ct185517176">
          <text:insertion>
            <office:change-info>
              <dc:creator>Unknown Author</dc:creator>
              <dc:date>2017-01-14T13:36:00</dc:date>
            </office:change-info>
          </text:insertion>
        </text:changed-region>
        <text:changed-region xml:id="ct173866720" text:id="ct173866720">
          <text:insertion>
            <office:change-info>
              <dc:creator>Unknown Author</dc:creator>
              <dc:date>2017-01-14T13:37:00</dc:date>
            </office:change-info>
          </text:insertion>
        </text:changed-region>
        <text:changed-region xml:id="ct173697656" text:id="ct173697656">
          <text:insertion>
            <office:change-info>
              <dc:creator>Unknown Author</dc:creator>
              <dc:date>2017-01-14T13:38:00</dc:date>
            </office:change-info>
          </text:insertion>
        </text:changed-region>
        <text:changed-region xml:id="ct173866832" text:id="ct173866832">
          <text:deletion>
            <office:change-info>
              <dc:creator>Unknown Author</dc:creator>
              <dc:date>2017-01-12T19:44:00</dc:date>
            </office:change-info>
            <text:p text:style-name="P5"/>
            <text:p text:style-name="P5"/>
          </text:deletion>
        </text:changed-region>
        <text:changed-region xml:id="ct173696832" text:id="ct173696832">
          <text:insertion>
            <office:change-info>
              <dc:creator>marc </dc:creator>
              <dc:date>2017-01-08T20:49:00</dc:date>
            </office:change-info>
          </text:insertion>
        </text:changed-region>
        <text:changed-region xml:id="ct173702424" text:id="ct173702424">
          <text:insertion>
            <office:change-info>
              <dc:creator>marc </dc:creator>
              <dc:date>2017-01-08T20:49:00</dc:date>
            </office:change-info>
          </text:insertion>
        </text:changed-region>
        <text:changed-region xml:id="ct173867640" text:id="ct173867640">
          <text:insertion>
            <office:change-info>
              <dc:creator>marc </dc:creator>
              <dc:date>2017-01-08T21:06:00</dc:date>
            </office:change-info>
          </text:insertion>
        </text:changed-region>
        <text:changed-region xml:id="ct173699064" text:id="ct173699064">
          <text:insertion>
            <office:change-info>
              <dc:creator>marc </dc:creator>
              <dc:date>2017-01-08T21:07:00</dc:date>
            </office:change-info>
          </text:insertion>
        </text:changed-region>
        <text:changed-region xml:id="ct173854536" text:id="ct173854536">
          <text:insertion>
            <office:change-info>
              <dc:creator>marc </dc:creator>
              <dc:date>2017-01-08T21:11:00</dc:date>
            </office:change-info>
          </text:insertion>
        </text:changed-region>
        <text:changed-region xml:id="ct173855216" text:id="ct173855216">
          <text:insertion>
            <office:change-info>
              <dc:creator>marc </dc:creator>
              <dc:date>2017-01-08T21:09:00</dc:date>
            </office:change-info>
          </text:insertion>
        </text:changed-region>
        <text:changed-region xml:id="ct173855848" text:id="ct173855848">
          <text:insertion>
            <office:change-info>
              <dc:creator>marc </dc:creator>
              <dc:date>2017-01-08T21:10:00</dc:date>
            </office:change-info>
          </text:insertion>
        </text:changed-region>
        <text:changed-region xml:id="ct173856536" text:id="ct173856536">
          <text:insertion>
            <office:change-info>
              <dc:creator>marc </dc:creator>
              <dc:date>2017-01-08T21:15:00</dc:date>
            </office:change-info>
          </text:insertion>
        </text:changed-region>
        <text:changed-region xml:id="ct173877752" text:id="ct173877752">
          <text:insertion>
            <office:change-info>
              <dc:creator>marc </dc:creator>
              <dc:date>2017-01-08T21:33:00</dc:date>
            </office:change-info>
          </text:insertion>
        </text:changed-region>
        <text:changed-region xml:id="ct173708208" text:id="ct173708208">
          <text:insertion>
            <office:change-info>
              <dc:creator>marc </dc:creator>
              <dc:date>2017-01-08T22:13:00</dc:date>
            </office:change-info>
          </text:insertion>
        </text:changed-region>
        <text:changed-region xml:id="ct173631880" text:id="ct173631880">
          <text:deletion>
            <office:change-info>
              <dc:creator>marc </dc:creator>
              <dc:date>2017-01-08T21:06:00</dc:date>
            </office:change-info>
            <text:p text:style-name="P6">Lorem ipsum</text:p>
          </text:deletion>
        </text:changed-region>
        <text:changed-region xml:id="ct173701656" text:id="ct173701656">
          <text:insertion>
            <office:change-info>
              <dc:creator>marc </dc:creator>
              <dc:date>2017-01-08T20:03:00</dc:date>
            </office:change-info>
          </text:insertion>
        </text:changed-region>
        <text:changed-region xml:id="ct173878200" text:id="ct173878200">
          <text:deletion>
            <office:change-info>
              <dc:creator>marc </dc:creator>
              <dc:date>2017-01-08T20:03:00</dc:date>
            </office:change-info>
            <text:p text:style-name="P7">lan</text:p>
          </text:deletion>
        </text:changed-region>
        <text:changed-region xml:id="ct173922344" text:id="ct173922344">
          <text:deletion>
            <office:change-info>
              <dc:creator>marc </dc:creator>
              <dc:date>2017-01-08T21:30:00</dc:date>
            </office:change-info>
            <text:p text:style-name="P8">lan</text:p>
          </text:deletion>
        </text:changed-region>
        <text:changed-region xml:id="ct173923040" text:id="ct173923040">
          <text:insertion>
            <office:change-info>
              <dc:creator>marc </dc:creator>
              <dc:date>2017-01-08T21:30:00</dc:date>
            </office:change-info>
          </text:insertion>
        </text:changed-region>
        <text:changed-region xml:id="ct173921176" text:id="ct173921176">
          <text:deletion>
            <office:change-info>
              <dc:creator>marc </dc:creator>
              <dc:date>2017-01-08T21:30:00</dc:date>
            </office:change-info>
            <text:p text:style-name="P9">lan</text:p>
          </text:deletion>
        </text:changed-region>
        <text:changed-region xml:id="ct173918912" text:id="ct173918912">
          <text:insertion>
            <office:change-info>
              <dc:creator>marc </dc:creator>
              <dc:date>2017-01-08T21:30:00</dc:date>
            </office:change-info>
          </text:insertion>
        </text:changed-region>
        <text:changed-region xml:id="ct173925216" text:id="ct173925216">
          <text:deletion>
            <office:change-info>
              <dc:creator>marc </dc:creator>
              <dc:date>2017-01-08T21:30:00</dc:date>
            </office:change-info>
            <text:p text:style-name="P9"><text:span text:style-name="T1">lan</text:span></text:p>
          </text:deletion>
        </text:changed-region>
        <text:changed-region xml:id="ct173928600" text:id="ct173928600">
          <text:insertion>
            <office:change-info>
              <dc:creator>marc </dc:creator>
              <dc:date>2017-01-08T21:30:00</dc:date>
            </office:change-info>
          </text:insertion>
        </text:changed-region>
        <text:changed-region xml:id="ct173928848" text:id="ct173928848">
          <text:deletion>
            <office:change-info>
              <dc:creator>marc </dc:creator>
              <dc:date>2017-01-08T21:30:00</dc:date>
            </office:change-info>
            <text:p text:style-name="P9"><text:span text:style-name="T1">lan</text:span></text:p>
          </text:deletion>
        </text:changed-region>
        <text:changed-region xml:id="ct173929648" text:id="ct173929648">
          <text:insertion>
            <office:change-info>
              <dc:creator>marc </dc:creator>
              <dc:date>2017-01-08T21:30:00</dc:date>
            </office:change-info>
          </text:insertion>
        </text:changed-region>
        <text:changed-region xml:id="ct173713392" text:id="ct173713392">
          <text:deletion>
            <office:change-info>
              <dc:creator>marc </dc:creator>
              <dc:date>2017-01-08T20:04:00</dc:date>
            </office:change-info>
            <text:p text:style-name="P10"><text:span text:style-name="T2">Lorem ipsum</text:span></text:p>
          </text:deletion>
        </text:changed-region>
        <text:changed-region xml:id="ct173634184" text:id="ct173634184">
          <text:insertion>
            <office:change-info>
              <dc:creator>marc </dc:creator>
              <dc:date>2017-01-08T20:04:00</dc:date>
            </office:change-info>
          </text:insertion>
        </text:changed-region>
        <text:changed-region xml:id="ct173712312" text:id="ct173712312">
          <text:insertion>
            <office:change-info>
              <dc:creator>marc </dc:creator>
              <dc:date>2017-01-08T20:13:00</dc:date>
            </office:change-info>
          </text:insertion>
        </text:changed-region>
        <text:changed-region xml:id="ct173712800" text:id="ct173712800">
          <text:insertion>
            <office:change-info>
              <dc:creator>marc </dc:creator>
              <dc:date>2017-01-08T20:14:00</dc:date>
            </office:change-info>
          </text:insertion>
        </text:changed-region>
        <text:changed-region xml:id="ct173933072" text:id="ct173933072">
          <text:insertion>
            <office:change-info>
              <dc:creator>marc </dc:creator>
              <dc:date>2017-01-08T20:15:00</dc:date>
            </office:change-info>
          </text:insertion>
        </text:changed-region>
        <text:changed-region xml:id="ct173715496" text:id="ct173715496">
          <text:insertion>
            <office:change-info>
              <dc:creator>marc </dc:creator>
              <dc:date>2017-01-08T20:16:00</dc:date>
            </office:change-info>
          </text:insertion>
        </text:changed-region>
        <text:changed-region xml:id="ct173716528" text:id="ct173716528">
          <text:insertion>
            <office:change-info>
              <dc:creator>marc </dc:creator>
              <dc:date>2017-01-08T20:17:00</dc:date>
            </office:change-info>
          </text:insertion>
        </text:changed-region>
        <text:changed-region xml:id="ct173933184" text:id="ct173933184">
          <text:insertion>
            <office:change-info>
              <dc:creator>marc </dc:creator>
              <dc:date>2017-01-08T20:18:00</dc:date>
            </office:change-info>
          </text:insertion>
        </text:changed-region>
        <text:changed-region xml:id="ct173720288" text:id="ct173720288">
          <text:insertion>
            <office:change-info>
              <dc:creator>marc </dc:creator>
              <dc:date>2017-01-08T20:22:00</dc:date>
            </office:change-info>
          </text:insertion>
        </text:changed-region>
        <text:changed-region xml:id="ct173717840" text:id="ct173717840">
          <text:insertion>
            <office:change-info>
              <dc:creator>marc </dc:creator>
              <dc:date>2017-01-08T20:23:00</dc:date>
            </office:change-info>
          </text:insertion>
        </text:changed-region>
        <text:changed-region xml:id="ct173720864" text:id="ct173720864">
          <text:insertion>
            <office:change-info>
              <dc:creator>marc </dc:creator>
              <dc:date>2017-01-08T20:24:00</dc:date>
            </office:change-info>
          </text:insertion>
        </text:changed-region>
        <text:changed-region xml:id="ct173933448" text:id="ct173933448">
          <text:insertion>
            <office:change-info>
              <dc:creator>marc </dc:creator>
              <dc:date>2017-01-08T20:25:00</dc:date>
            </office:change-info>
          </text:insertion>
        </text:changed-region>
        <text:changed-region xml:id="ct173933560" text:id="ct173933560">
          <text:insertion>
            <office:change-info>
              <dc:creator>marc </dc:creator>
              <dc:date>2017-01-08T20:26:00</dc:date>
            </office:change-info>
          </text:insertion>
        </text:changed-region>
        <text:changed-region xml:id="ct173939912" text:id="ct173939912">
          <text:insertion>
            <office:change-info>
              <dc:creator>marc </dc:creator>
              <dc:date>2017-01-08T20:27:00</dc:date>
            </office:change-info>
          </text:insertion>
        </text:changed-region>
        <text:changed-region xml:id="ct173939736" text:id="ct173939736">
          <text:insertion>
            <office:change-info>
              <dc:creator>marc </dc:creator>
              <dc:date>2017-01-08T20:28:00</dc:date>
            </office:change-info>
          </text:insertion>
        </text:changed-region>
        <text:changed-region xml:id="ct173942192" text:id="ct173942192">
          <text:insertion>
            <office:change-info>
              <dc:creator>marc </dc:creator>
              <dc:date>2017-01-08T20:29:00</dc:date>
            </office:change-info>
          </text:insertion>
        </text:changed-region>
        <text:changed-region xml:id="ct173945600" text:id="ct173945600">
          <text:insertion>
            <office:change-info>
              <dc:creator>marc </dc:creator>
              <dc:date>2017-01-08T20:34:00</dc:date>
            </office:change-info>
          </text:insertion>
        </text:changed-region>
        <text:changed-region xml:id="ct173945712" text:id="ct173945712">
          <text:insertion>
            <office:change-info>
              <dc:creator>marc </dc:creator>
              <dc:date>2017-01-08T20:31:00</dc:date>
            </office:change-info>
          </text:insertion>
        </text:changed-region>
        <text:changed-region xml:id="ct173942056" text:id="ct173942056">
          <text:insertion>
            <office:change-info>
              <dc:creator>marc </dc:creator>
              <dc:date>2017-01-08T20:32:00</dc:date>
            </office:change-info>
          </text:insertion>
        </text:changed-region>
        <text:changed-region xml:id="ct173946096" text:id="ct173946096">
          <text:insertion>
            <office:change-info>
              <dc:creator>marc </dc:creator>
              <dc:date>2017-01-08T20:34:00</dc:date>
            </office:change-info>
          </text:insertion>
        </text:changed-region>
        <text:changed-region xml:id="ct173950592" text:id="ct173950592">
          <text:insertion>
            <office:change-info>
              <dc:creator>marc </dc:creator>
              <dc:date>2017-01-08T20:35:00</dc:date>
            </office:change-info>
          </text:insertion>
        </text:changed-region>
        <text:changed-region xml:id="ct188247904" text:id="ct188247904">
          <text:deletion>
            <office:change-info>
              <dc:creator>marc </dc:creator>
              <dc:date>2017-02-02T18:58:00</dc:date>
            </office:change-info>
            <text:p text:style-name="P11">lan</text:p>
          </text:deletion>
        </text:changed-region>
        <text:changed-region xml:id="ct188389000" text:id="ct188389000">
          <text:insertion>
            <office:change-info>
              <dc:creator>marc </dc:creator>
              <dc:date>2017-02-02T18:58:00</dc:date>
            </office:change-info>
          </text:insertion>
        </text:changed-region>
        <text:changed-region xml:id="ct153745328" text:id="ct153745328">
          <text:deletion>
            <office:change-info>
              <dc:creator>marc </dc:creator>
              <dc:date>2017-02-02T18:59:00</dc:date>
            </office:change-info>
            <text:p text:style-name="P12">lan</text:p>
          </text:deletion>
        </text:changed-region>
        <text:changed-region xml:id="ct175414944" text:id="ct175414944">
          <text:insertion>
            <office:change-info>
              <dc:creator>marc </dc:creator>
              <dc:date>2017-02-02T18:59:00</dc:date>
            </office:change-info>
          </text:insertion>
        </text:changed-region>
        <text:changed-region xml:id="ct185990952" text:id="ct185990952">
          <text:insertion>
            <office:change-info>
              <dc:creator>marc </dc:creator>
              <dc:date>2017-02-02T18:59:00</dc:date>
            </office:change-info>
          </text:insertion>
        </text:changed-region>
        <text:changed-region xml:id="ct188900368" text:id="ct188900368">
          <text:insertion>
            <office:change-info>
              <dc:creator>marc </dc:creator>
              <dc:date>2017-02-02T18:59:00</dc:date>
            </office:change-info>
          </text:insertion>
        </text:changed-region>
        <text:changed-region xml:id="ct186683072" text:id="ct186683072">
          <text:insertion>
            <office:change-info>
              <dc:creator>marc </dc:creator>
              <dc:date>2017-02-02T18:59:00</dc:date>
            </office:change-info>
          </text:insertion>
        </text:changed-region>
        <text:changed-region xml:id="ct169939152" text:id="ct169939152">
          <text:insertion>
            <office:change-info>
              <dc:creator>marc </dc:creator>
              <dc:date>2017-02-02T18:59:00</dc:date>
            </office:change-info>
          </text:insertion>
        </text:changed-region>
        <text:changed-region xml:id="ct173960920" text:id="ct173960920">
          <text:insertion>
            <office:change-info>
              <dc:creator>Unknown Author</dc:creator>
              <dc:date>2017-01-14T13:44:00</dc:date>
            </office:change-info>
          </text:insertion>
        </text:changed-region>
        <text:changed-region xml:id="ct173967880" text:id="ct173967880">
          <text:insertion>
            <office:change-info>
              <dc:creator>Unknown Author</dc:creator>
              <dc:date>2017-01-14T13:43:00</dc:date>
            </office:change-info>
          </text:insertion>
        </text:changed-region>
        <text:changed-region xml:id="ct173968456" text:id="ct173968456">
          <text:insertion>
            <office:change-info>
              <dc:creator>Unknown Author</dc:creator>
              <dc:date>2017-01-14T13:44:00</dc:date>
            </office:change-info>
          </text:insertion>
        </text:changed-region>
        <text:changed-region xml:id="ct173968568" text:id="ct173968568">
          <text:deletion>
            <office:change-info>
              <dc:creator>Unknown Author</dc:creator>
              <dc:date>2017-01-14T13:43:00</dc:date>
            </office:change-info>
            <text:p text:style-name="P13">.</text:p>
          </text:deletion>
        </text:changed-region>
        <text:changed-region xml:id="ct173955208" text:id="ct173955208">
          <text:deletion>
            <office:change-info>
              <dc:creator>marc </dc:creator>
              <dc:date>2017-01-29T23:01:00</dc:date>
            </office:change-info>
            <text:p text:style-name="P14"><text:span text:style-name="T2">Lorem ipsum</text:span></text:p>
          </text:deletion>
        </text:changed-region>
        <text:changed-region xml:id="ct173196576" text:id="ct173196576">
          <text:insertion>
            <office:change-info>
              <dc:creator>marc </dc:creator>
              <dc:date>2017-01-29T23:01:00</dc:date>
            </office:change-info>
          </text:insertion>
        </text:changed-region>
        <text:changed-region xml:id="ct173435432" text:id="ct173435432">
          <text:deletion>
            <office:change-info>
              <dc:creator>marc </dc:creator>
              <dc:date>2017-01-29T23:07:00</dc:date>
            </office:change-info>
            <text:p text:style-name="P15"><text:span text:style-name="T2">Lorem ipsum</text:span></text:p>
          </text:deletion>
        </text:changed-region>
        <text:changed-region xml:id="ct173437880" text:id="ct173437880">
          <text:insertion>
            <office:change-info>
              <dc:creator>marc </dc:creator>
              <dc:date>2017-01-29T23:07:00</dc:date>
            </office:change-info>
          </text:insertion>
        </text:changed-region>
        <text:changed-region xml:id="ct173971600" text:id="ct173971600">
          <text:insertion>
            <office:change-info>
              <dc:creator>marc </dc:creator>
              <dc:date>2017-01-29T23: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56"/>
      <text:p text:style-name="P56"/>
      <text:p text:style-name="P56"/>
      <text:p text:style-name="P56">Geolocation Sniffing </text:p>
      <text:p text:style-name="P57">aus Datenschutzsicht</text:p>
      <text:p text:style-name="Text_20_body"/>
      <text:h text:style-name="P100" text:outline-level="1"><text:bookmark-start text:name="__RefHeading___Toc108_558926093"/>Abstract<text:bookmark-end text:name="__RefHeading___Toc108_558926093"/></text:h>
      <text:p text:style-name="P28"/>
      <text:p text:style-name="P18">Lorem ipsum</text:p>
      <text:p text:style-name="P5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6"><text:a xlink:type="simple" xlink:href="#__RefHeading___Toc108_558926093" text:style-name="Index_20_Link" text:visited-style-name="Index_20_Link">Abstract<text:tab/>2</text:a></text:p>
          <text:p text:style-name="P76"><text:a xlink:type="simple" xlink:href="#__RefHeading___Toc105_558926093" text:style-name="Index_20_Link" text:visited-style-name="Index_20_Link">Einleitung<text:tab/>4</text:a></text:p>
          <text:p text:style-name="P75"><text:a xlink:type="simple" xlink:href="#__RefHeading___Toc110_558926093" text:style-name="Index_20_Link" text:visited-style-name="Index_20_Link">Passagierbewegungen an Flughäfen<text:tab/>4</text:a></text:p>
          <text:p text:style-name="P75"><text:a xlink:type="simple" xlink:href="#__RefHeading___Toc112_558926093" text:style-name="Index_20_Link" text:visited-style-name="Index_20_Link">Kundenüberwachung in Supermärkten<text:tab/>4</text:a></text:p>
          <text:p text:style-name="P75"><text:a xlink:type="simple" xlink:href="#__RefHeading___Toc114_558926093" text:style-name="Index_20_Link" text:visited-style-name="Index_20_Link">Passanten-Tracking im öffentlichen Raum<text:tab/>4</text:a></text:p>
          <text:p text:style-name="P76"><text:a xlink:type="simple" xlink:href="#__RefHeading___Toc116_558926093" text:style-name="Index_20_Link" text:visited-style-name="Index_20_Link">Tracking-Mechanismen eines Smartphones<text:tab/>5</text:a></text:p>
          <text:p text:style-name="P75"><text:a xlink:type="simple" xlink:href="#__RefHeading___Toc118_558926093" text:style-name="Index_20_Link" text:visited-style-name="Index_20_Link">GPS<text:tab/>5</text:a></text:p>
          <text:p text:style-name="P75"><text:a xlink:type="simple" xlink:href="#__RefHeading___Toc120_558926093" text:style-name="Index_20_Link" text:visited-style-name="Index_20_Link">WLAN<text:tab/>5</text:a></text:p>
          <text:p text:style-name="P75"><text:a xlink:type="simple" xlink:href="#__RefHeading___Toc122_558926093" text:style-name="Index_20_Link" text:visited-style-name="Index_20_Link">GSM<text:tab/>6</text:a></text:p>
          <text:p text:style-name="P75"><text:a xlink:type="simple" xlink:href="#__RefHeading___Toc124_558926093" text:style-name="Index_20_Link" text:visited-style-name="Index_20_Link">Beacons (Bluetooth)<text:tab/>6</text:a></text:p>
          <text:p text:style-name="P76"><text:a xlink:type="simple" xlink:href="#__RefHeading___Toc126_558926093" text:style-name="Index_20_Link" text:visited-style-name="Index_20_Link">Gewonnene Persönliche Daten<text:tab/>7</text:a></text:p>
          <text:p text:style-name="P75"><text:a xlink:type="simple" xlink:href="#__RefHeading___Toc128_558926093" text:style-name="Index_20_Link" text:visited-style-name="Index_20_Link">Technische Daten<text:tab/>7</text:a></text:p>
          <text:p text:style-name="P75"><text:a xlink:type="simple" xlink:href="#__RefHeading___Toc130_558926093" text:style-name="Index_20_Link" text:visited-style-name="Index_20_Link">Persönliche Daten<text:tab/>7</text:a></text:p>
          <text:p text:style-name="P76"><text:a xlink:type="simple" xlink:href="#__RefHeading___Toc132_558926093" text:style-name="Index_20_Link" text:visited-style-name="Index_20_Link">Gesellschaftliche Auswirkungen<text:tab/>8</text:a></text:p>
          <text:p text:style-name="P75"><text:a xlink:type="simple" xlink:href="#__RefHeading___Toc134_558926093" text:style-name="Index_20_Link" text:visited-style-name="Index_20_Link">Einfluss auf die Gesellschaft und das Verhalten überwachter Personen<text:tab/>8</text:a></text:p>
          <text:p text:style-name="P75"><text:a xlink:type="simple" xlink:href="#__RefHeading___Toc136_558926093" text:style-name="Index_20_Link" text:visited-style-name="Index_20_Link">Verhalten der Überwacher<text:tab/>8</text:a></text:p>
          <text:p text:style-name="P75"><text:a xlink:type="simple" xlink:href="#__RefHeading___Toc138_558926093" text:style-name="Index_20_Link" text:visited-style-name="Index_20_Link">Reaktion der Politik<text:tab/>8</text:a></text:p>
          <text:p text:style-name="P76"><text:a xlink:type="simple" xlink:href="#__RefHeading___Toc140_558926093" text:style-name="Index_20_Link" text:visited-style-name="Index_20_Link">Rechtliche Grundlage unterschiedlicher Staaten<text:tab/>9</text:a></text:p>
          <text:p text:style-name="P75"><text:a xlink:type="simple" xlink:href="#__RefHeading___Toc142_558926093" text:style-name="Index_20_Link" text:visited-style-name="Index_20_Link">England<text:tab/>9</text:a></text:p>
          <text:p text:style-name="P75"><text:a xlink:type="simple" xlink:href="#__RefHeading___Toc144_558926093" text:style-name="Index_20_Link" text:visited-style-name="Index_20_Link">Finnland<text:tab/>9</text:a></text:p>
          <text:p text:style-name="P75"><text:a xlink:type="simple" xlink:href="#__RefHeading___Toc146_558926093" text:style-name="Index_20_Link" text:visited-style-name="Index_20_Link">Deutschland<text:tab/>9</text:a></text:p>
          <text:p text:style-name="P76"><text:a xlink:type="simple" xlink:href="#__RefHeading___Toc148_558926093" text:style-name="Index_20_Link" text:visited-style-name="Index_20_Link">Fazit<text:tab/>10</text:a></text:p>
        </text:index-body>
      </text:table-of-content>
      <text:p text:style-name="P28"/>
      <text:h text:style-name="P100" text:outline-level="1"><text:bookmark-start text:name="__RefHeading___Toc105_558926093"/>Einleitung<text:bookmark-end text:name="__RefHeading___Toc105_558926093"/></text:h>
      <text:p text:style-name="P28"/>
      <text:p text:style-name="P33">Durch die Digitalisierung unseres Lebens und das Mitführen kleiner technischer Helfer wird eine Überwachung der Menschen und die Bestimmung des Aufenthaltsort eines jeden zur <text:s/>Realität. Es gibt verschiedene Personengruppen die sich aus unterschiedlichen Gründen der Technik des Geolocation Sniffing bedienen, <text:span text:style-name="T2">wie die </text:span>drei <text:span text:style-name="T2">folgenden</text:span>, in den Medien bekannt gewordenen Beispiele, zeig<text:span text:style-name="T2">en</text:span>.</text:p>
      <text:p text:style-name="P31"/>
      <text:h text:style-name="Heading_20_2" text:outline-level="2"><text:bookmark-start text:name="__RefHeading___Toc110_558926093"/><office:annotation office:name="__Annotation__561_1553204271"><dc:creator>marc </dc:creator><dc:date>2017-01-06T19:26:43</dc:date><text:p text:style-name="P103"><text:span text:style-name="T39">@Marcel: Zusammenfassung des Artikel: http://www.telegraph.co.uk/travel/travelnews/10997539/Big-Brother-airport-installs-worlds-first-real-time-passenger-tracking-system.html</text:span></text:p></office:annotation>Passagierbewegungen an Flughäfen<text:change-start text:change-id="ct173812672"/><office:annotation-end office:name="__Annotation__561_1553204271"/><text:bookmark-end text:name="__RefHeading___Toc110_558926093"/><text:change-end text:change-id="ct173812672"/></text:h>
      <text:p text:style-name="P31"/>
      <text:p text:style-name="P18">Lorem ipsum</text:p>
      <text:p text:style-name="P18"/>
      <text:p text:style-name="P18"/>
      <text:h text:style-name="Heading_20_2" text:outline-level="2"><text:bookmark-start text:name="__RefHeading___Toc112_558926093"/><office:annotation office:name="__Annotation__562_1553204271"><dc:creator>marc </dc:creator><dc:date>2017-01-06T19:28:16</dc:date><text:p text:style-name="P103"><text:span text:style-name="T39">@Marc: Zusammenfassung des Artikel: http://www.theguardian.com/technology/datablog/2014/jan/10/how-tracking-customers-in-store-will-soon-be-the-norm</text:span></text:p></office:annotation>Kundenüberwachung in Supermärkten<text:change-start text:change-id="ct173794784"/><office:annotation-end office:name="__Annotation__562_1553204271"/><text:bookmark-end text:name="__RefHeading___Toc112_558926093"/><text:change-end text:change-id="ct173794784"/></text:h>
      <text:p text:style-name="P32"/>
      <text:p text:style-name="P1"><text:change-start text:change-id="ct140920800"/><text:span text:style-name="T35">Im Onlinehandel gehört die Kundenanalyse durch gezielte Werbung und Cookies </text:span><text:change-end text:change-id="ct140920800"/><text:change-start text:change-id="ct181322568"/><text:span text:style-name="T35">zu einem, wenn nicht sogar dem wichtigsten Werkzeug der Händler. </text:span><text:change-end text:change-id="ct181322568"/><text:change-start text:change-id="ct181370424"/><text:span text:style-name="T35">Auf Grund der Entwicklung im Internet und den aus wirtschaft</text:span><text:change-end text:change-id="ct181370424"/><text:change-start text:change-id="ct165031496"/><text:span text:style-name="T35">lichen Gesichtspunkten, positiven Erfahrungen, </text:span><text:change-end text:change-id="ct165031496"/><text:change-start text:change-id="ct181087232"/><text:span text:style-name="T35">liegt der Bedarf das Verhalten der Konsumenten im </text:span><text:change-end text:change-id="ct181087232"/><text:change-start text:change-id="ct180230016"/><text:span text:style-name="T35">stationären Einzelhandel auf ähnliche Weise </text:span><text:change-end text:change-id="ct180230016"/><text:change-start text:change-id="ct169287480"/><text:span text:style-name="T35">au</text:span><text:change-end text:change-id="ct169287480"/><text:change-start text:change-id="ct188330144"/><text:span text:style-name="T35">szuwerten auf der Hand. Diese Lücke möchten Einzelhandel-Analyse Unternehmen, wie Shoppertrak</text:span><text:span text:style-name="T35"><text:note text:id="ftn0" text:note-class="footnote"><text:note-citation>1</text:note-citation><text:note-body><text:p text:style-name="P101"><text:change-start text:change-id="ct185718016"/>http://de.shoppertrak.com/<text:change-end text:change-id="ct185718016"/></text:p></text:note-body></text:note></text:span><text:span text:style-name="T35">, RetailNext</text:span><text:span text:style-name="T35"><text:note text:id="ftn18" text:note-class="footnote"><text:note-citation>2</text:note-citation><text:note-body><text:p text:style-name="P101"><text:change-start text:change-id="ct188902504"/>http://retailnext.net/<text:change-end text:change-id="ct188902504"/></text:p></text:note-body></text:note></text:span><text:span text:style-name="T35">, Nomi</text:span><text:span text:style-name="T35"><text:note text:id="ftn19" text:note-class="footnote"><text:note-citation>3</text:note-citation><text:note-body><text:p text:style-name="P101"><text:change-start text:change-id="ct185853632"/>http://www.nomi.com/<text:change-end text:change-id="ct185853632"/></text:p></text:note-body></text:note></text:span><text:span text:style-name="T35"> und ähnliche, schließen</text:span><text:change-end text:change-id="ct188330144"/><text:change-start text:change-id="ct189321768"/><text:span text:style-name="T35">.</text:span><text:change-end text:change-id="ct189321768"/><text:change-start text:change-id="ct188397224"/></text:p>
      <text:p text:style-name="P97"><text:span text:style-name="T36">Das Bedürfnis das Kundenverhalten zu evaluieren ist nicht neu und wird laut einer Online Umfrage der </text:span><text:change-end text:change-id="ct188397224"/><text:change-start text:change-id="ct188747872"/>EHI Retail Institute GmbH <text:span text:style-name="T36">(folgend als EHI bezeichnet)</text:span><text:change-end text:change-id="ct188747872"/><text:change-start text:change-id="ct188746928"/><text:span text:style-name="T36"> im Rahmen</text:span><text:change-end text:change-id="ct188746928"/><text:change-start text:change-id="ct188255424"/><text:span text:style-name="T36"> der Studie „</text:span>Analyse des Kundenverhaltens im Einzelhandel“ <text:span text:style-name="T37">bereits von 65%</text:span><text:span text:style-name="T37"><text:note text:id="ftn20" text:note-class="footnote"><text:note-citation>4</text:note-citation><text:note-body><text:p text:style-name="P98"><text:change-start text:change-id="ct188003840"/><text:s text:c="4"/>EHI Retail Institute <text:span text:style-name="T37">(</text:span>2016<text:change-end text:change-id="ct188003840"/><text:change-start text:change-id="ct154189056"/><text:span text:style-name="T37">)</text:span>: <text:s/>Analyse des Kundenverhaltens im Einzelhandel<text:change-end text:change-id="ct154189056"/></text:p></text:note-body></text:note></text:span><text:span text:style-name="T37"> der Händler durchgeführt. Hier kommen zum Großteil klassische Tracking-Systeme wie Kundenzählungen, Kundenbefragungen, sowie Data-Mining an Point of Services (POS), Kassensystem und Kundenkarten zum Einsatz. Der Nachteil gegenüber den Onlinemechanismen ist der, dass nur ermittelt wird, was tatsächlich gekauft wird und nicht welche alternativen Produkte für die Kunden ebenfalls interessant oder uninteressant sind. </text:span></text:p>
      <text:p text:style-name="P99">&lt;Switch auf bessere Technologien wie Videoanalyse und Eye Tracking hin zum WLAN / Beacon-Locationg, dessen Bewertung anhand von den Unternehmerwünschen&gt;</text:p>
      <text:p text:style-name="P99">&lt;Der Datenschutz bei dem Thema aus Unternehmersicht&gt;</text:p>
      <text:p text:style-name="P96"><text:change-end text:change-id="ct188255424"/><text:change-start text:change-id="ct188285768"/></text:p>
      <text:p text:style-name="P1"><text:change-end text:change-id="ct188285768"/><text:change text:change-id="ct167880288"/></text:p>
      <text:p text:style-name="P18"/>
      <text:p text:style-name="P18"/>
      <text:h text:style-name="Heading_20_2" text:outline-level="2"><text:bookmark-start text:name="__RefHeading___Toc114_558926093"/><office:annotation office:name="__Annotation__563_1553204271"><dc:creator>marc </dc:creator><dc:date>2017-01-06T19:28:47</dc:date><text:p text:style-name="P103"><text:span text:style-name="T39">@Leo: Zusammenfassung des Artikel: http://qz.com/112873/this-recycling-bin-is-following-you/</text:span></text:p></office:annotation>Passanten-Tracking im öffentlichen Raum<text:change-start text:change-id="ct173828968"/><office:annotation-end office:name="__Annotation__563_1553204271"/><text:change-end text:change-id="ct173828968"/><text:change-start text:change-id="ct173827256"/><text:note text:id="ftn1" text:note-class="footnote"><text:note-citation>5</text:note-citation><text:note-body><text:p text:style-name="P71"><text:change-start text:change-id="ct173796088"/><text:a xlink:type="simple" xlink:href="http://qz.com/112873/this-recycling-bin-is-following-you/" text:style-name="Internet_20_link" text:visited-style-name="Visited_20_Internet_20_Link">http://qz.com/112873/this-recycling-bin-is-following-you/</text:a><text:change-end text:change-id="ct173796088"/></text:p></text:note-body></text:note><text:bookmark-end text:name="__RefHeading___Toc114_558926093"/><text:change-end text:change-id="ct173827256"/></text:h>
      <text:p text:style-name="P47"/>
      <text:p text:style-name="P2"><text:change text:change-id="ct173799008"/></text:p>
      <text:p text:style-name="P3"><text:change-start text:change-id="ct173796200"/>Die Internet-Marketing-Firma R<text:change-end text:change-id="ct173796200"/><text:change-start text:change-id="ct173839800"/>enew hat in mehreren Städten<text:change-end text:change-id="ct173839800"/><text:change-start text:change-id="ct173839216"/>,<text:change-end text:change-id="ct173839216"/><text:change-start text:change-id="ct173797176"/> mit Bildschirmen ausgestattete „intelligente Mülleimer“<text:change-end text:change-id="ct173797176"/><text:change-start text:change-id="ct173798672"/>,<text:change-end text:change-id="ct173798672"/><text:change-start text:change-id="ct173838864"/> aufgestellt, die mit Hilfe von WLAN Geolocation Sniffing <text:change-end text:change-id="ct173838864"/><text:change-start text:change-id="ct173816176"/>betrieben<text:change-end text:change-id="ct173816176"/><text:change-start text:change-id="ct173820328"/> <text:soft-page-break/><text:span text:style-name="T27">werden</text:span><text:change-end text:change-id="ct173820328"/><text:change-start text:change-id="ct173674920"/>. 95% der Zeit über wird auf den <text:change-end text:change-id="ct173674920"/><text:change-start text:change-id="ct173828088"/>Bildschirmen Werbung angezeigt, diese kann mit Hilfe der durch das Geolocation <text:change-end text:change-id="ct173828088"/><text:change-start text:change-id="ct173828384"/><text:span text:style-name="T27">S</text:span><text:change-end text:change-id="ct173828384"/><text:change text:change-id="ct173793968"/><text:change-start text:change-id="ct173829912"/>niffing gewonnenen Daten angepasst werden<text:change-end text:change-id="ct173829912"/><text:change-start text:change-id="ct173675808"/>. <text:s/></text:p>
      <text:p text:style-name="P3"/>
      <text:p text:style-name="P3">Die <text:change-end text:change-id="ct173675808"/><text:change-start text:change-id="ct173683624"/>meisten dieser Mülleimer wurden in der Londoner Innenstadt aufgestellt.<text:change-end text:change-id="ct173683624"/><text:change-start text:change-id="ct173635152"/> Indem sie in der Nähe befindliche WLAN-Schnittstellen und somit auch <text:span text:style-name="T25">S</text:span>martphones<text:change-end text:change-id="ct173635152"/><text:change-start text:change-id="ct173680040"/> erkennen, k<text:change-end text:change-id="ct173680040"/><text:change-start text:change-id="ct173684000"/>önnen Informationen über das <text:span text:style-name="T25">W</text:span>iederkehren<text:change-end text:change-id="ct173684000"/><text:change-start text:change-id="ct173685864"/> <text:change-end text:change-id="ct173685864"/><text:change-start text:change-id="ct173850712"/>/ den zurückgelegten Weg <text:span text:style-name="T25">oder die Geschwindigkeit </text:span>von Geräten (<text:change-end text:change-id="ct173850712"/><text:change text:change-id="ct173686120"/><text:change-start text:change-id="ct173816056"/>und damit ihrer Besitzer) erhalten werden.<text:change-end text:change-id="ct173816056"/><text:change-start text:change-id="ct173713072"/></text:p>
      <text:p text:style-name="P3"/>
      <text:p text:style-name="P4"><text:change-end text:change-id="ct173713072"/><text:change-start text:change-id="ct173631352"/>Nach Beschwerden wurde das Programm der WLAN-Mülleimer vorerst von der Stadt gestoppt<text:note text:id="ftn2" text:note-class="footnote"><text:note-citation>6</text:note-citation><text:note-body><text:p text:style-name="P72"><text:change-start text:change-id="ct173674328"/>https://qz.com/114174/city-of-london-halts-recycling-bins-tracking-phones-of-passers-by/<text:change-end text:change-id="ct173674328"/></text:p></text:note-body></text:note>,<text:change-end text:change-id="ct173631352"/><text:change-start text:change-id="ct173686616"/> und den verantwo<text:change-end text:change-id="ct173686616"/><text:change-start text:change-id="ct173692472"/>rtlichen Datenschutzbeauftragten übergeben<text:change-end text:change-id="ct173692472"/><text:change-start text:change-id="ct173692280"/>,<text:change-end text:change-id="ct173692280"/><text:change-start text:change-id="ct173687128"/> um die Legitimität des ganzen zu prüfen. Angaben des Vertreibers nach, handele es sich bei den gesammelten MAC-Adressen nicht um personenbezogene Daten, die somit „frei verkäuflich“ wären, solange kein Name einer <text:change-end text:change-id="ct173687128"/><text:change text:change-id="ct173829472"/><text:change-start text:change-id="ct173692920"/>Person an die MAC-Adresse ge<text:change-end text:change-id="ct173692920"/><text:change-start text:change-id="ct173681064"/><text:span text:style-name="T27">knüpft</text:span><text:change-end text:change-id="ct173681064"/><text:change text:change-id="ct173686360"/><text:change-start text:change-id="ct173693984"/> wird. <text:change-end text:change-id="ct173693984"/><text:change-start text:change-id="ct173693728"/></text:p>
      <text:p text:style-name="P4"/>
      <text:p text:style-name="P5">Insgesamt wurden in London im ersten Monat mit den <text:change-end text:change-id="ct173693728"/><text:change-start text:change-id="ct181369936"/><text:span text:style-name="T38">zwölf</text:span><text:change-end text:change-id="ct181369936"/><text:change text:change-id="ct165980504"/><text:change-start text:change-id="ct154184928"/> <text:change-end text:change-id="ct154184928"/><text:change-start text:change-id="ct173864536"/><text:span text:style-name="T27">T</text:span><text:change-end text:change-id="ct173864536"/><text:change text:change-id="ct173864648"/><text:change-start text:change-id="ct173852024"/>racking<text:change-end text:change-id="ct173852024"/><text:change-start text:change-id="ct173684344"/><text:span text:style-name="T27">m</text:span><text:change-end text:change-id="ct173684344"/><text:change text:change-id="ct173864760"/><text:change-start text:change-id="ct173697096"/>ülltonnen ca. 100000 Geräte erfasst, durchschnittlich jedes etwa<text:change-end text:change-id="ct173697096"/><text:change text:change-id="ct173695808"/><text:change-start text:change-id="ct173865160"/> <text:change-end text:change-id="ct173865160"/><text:change-start text:change-id="ct188810240"/><text:span text:style-name="T38">zehn</text:span><text:change-end text:change-id="ct188810240"/><text:change text:change-id="ct188881304"/><text:change-start text:change-id="ct185517176"/> mal. <text:change-end text:change-id="ct185517176"/><text:change-start text:change-id="ct173866720"/>Schätzungen des <text:change-end text:change-id="ct173866720"/><text:change-start text:change-id="ct173697656"/>CEO von Renew nach schalten ca. 80% der Londoner unterwegs ihr WLAN nicht aus.<text:change-end text:change-id="ct173697656"/><text:change text:change-id="ct173866832"/></text:p>
      <text:h text:style-name="P100" text:outline-level="1"><text:bookmark-start text:name="__RefHeading___Toc116_558926093"/>Tracking-<text:span text:style-name="T5">M</text:span>ech<text:span text:style-name="T5">a</text:span>nismen eines Smar<text:span text:style-name="T5">t</text:span>phones<text:bookmark-end text:name="__RefHeading___Toc116_558926093"/></text:h>
      <text:p text:style-name="P28"/>
      <text:h text:style-name="Heading_20_2" text:outline-level="2"><text:bookmark-start text:name="__RefHeading___Toc118_558926093"/><text:change-start text:change-id="ct173696832"/><text:span text:style-name="T21">Global Positioning System (</text:span><text:change-end text:change-id="ct173696832"/>GPS<text:change-start text:change-id="ct173702424"/><text:span text:style-name="T21">)</text:span><text:bookmark-end text:name="__RefHeading___Toc118_558926093"/><text:change-end text:change-id="ct173702424"/></text:h>
      <text:p text:style-name="P31"/>
      <text:p text:style-name="P6"><text:change-start text:change-id="ct173867640"/><text:span text:style-name="T22">Das GPS</text:span><text:span text:style-name="T22"><text:note text:id="ftn3" text:note-class="footnote"><text:note-citation>7</text:note-citation><text:note-body><text:p text:style-name="P69"><text:change-start text:change-id="ct173854160"/>http://www.gps.gov/systems/gps/<text:change-end text:change-id="ct173854160"/></text:p></text:note-body></text:note></text:span><text:span text:style-name="T22"> </text:span><text:change-end text:change-id="ct173867640"/><text:change-start text:change-id="ct173699064"/><text:span text:style-name="T22">ist ein von der US Regierung entwickeltes </text:span><text:change-end text:change-id="ct173699064"/><text:change-start text:change-id="ct173854536"/><text:span text:style-name="T22">Satellitensystem</text:span><text:change-end text:change-id="ct173854536"/><text:change-start text:change-id="ct173855216"/><text:span text:style-name="T22"> zur Positionsbest</text:span><text:change-end text:change-id="ct173855216"/><text:change-start text:change-id="ct173855848"/><text:span text:style-name="T22">immung, Navigation und </text:span><text:change-end text:change-id="ct173855848"/><text:change-start text:change-id="ct173856536"/><text:span text:style-name="T22">Zeitbestimmung. </text:span><text:change-end text:change-id="ct173856536"/><text:change-start text:change-id="ct173877752"/><text:span text:style-name="T22">Die Basis von GPS ist ein Dreikomponenten System bestehend aus dem Satellitensystem</text:span><text:span text:style-name="T22"><text:note text:id="ftn4" text:note-class="footnote"><text:note-citation>8</text:note-citation><text:note-body><text:p text:style-name="P70"><text:change-start text:change-id="ct173821712"/>http://www.gps.gov/systems/gps/space/<text:change-end text:change-id="ct173821712"/></text:p></text:note-body></text:note></text:span><text:span text:style-name="T22">, einem Kontrollstationen</text:span><text:span text:style-name="T22"><text:note text:id="ftn5" text:note-class="footnote"><text:note-citation>9</text:note-citation><text:note-body><text:p text:style-name="P70"><text:change-start text:change-id="ct173825232"/>http://www.gps.gov/systems/gps/control/<text:change-end text:change-id="ct173825232"/></text:p></text:note-body></text:note></text:span><text:span text:style-name="T22"> und den GPS-Empfängern</text:span><text:span text:style-name="T22"><text:note text:id="ftn6" text:note-class="footnote"><text:note-citation>10</text:note-citation><text:note-body><text:p text:style-name="P70"><text:change-start text:change-id="ct173877312"/>http://www.gps.gov/applications/<text:change-end text:change-id="ct173877312"/></text:p></text:note-body></text:note></text:span><text:span text:style-name="T22">. Insgesamt werden 24 Satelliten benötigt, bei heutzutage mehr im Orbit kursieren. Die Basisstationen werden vom US Militär betrieben und sind über die Welt verteilt, um alle GPS-Satelliten zu jeder Zeit empfangen zu können. Die meisten der installierten Basisstationen dienen dem Monitoring der Satelliten und einige Stationen senden im Bedarfsfall Korrekturdaten an die Satelliten. </text:span><text:change-end text:change-id="ct173877752"/><text:change-start text:change-id="ct173708208"/><text:span text:style-name="T22">Im klassischen Endanwendergebrauch, z.B. beim Wandern, werden extra GPS-Empfänger verwendet. Heutzutage werden die Empfänger immer kleiner und genauer, wodurch sie sich in verschiedene Geräte wie Uhren oder Smartphone integrieren lassen. </text:span></text:p>
      <text:p text:style-name="P44">In Standardanwendungen ist die Positionierung zwischen 5m und 15m genau. Für Spezialanwendungen wie Beispielsweise militärischen Zwecken lassen sich andere Betriebsmodi verwenden, mit denen die Genauigkeit auf 1m bis 3m gesteigert werden kann.</text:p>
      <text:p text:style-name="P45">GPS ist aus Sicht der Endanwender ein passives System, sprich die Empfänger hören das Signal der Satelliten ab ohne das diese etwas davon mitbekommen. Durch diese Betriebsart bietet sich für die Betreiber des GPS-Systems keinerlei Trackingmöglichkeiten. <text:span text:style-name="T24">Jegliche Form einer Überwachung und Risiken im Datenschutz liegt somit in der Software der Empfänger, sprich im konkreten Fall für Smartphones beim Betriebssystem und den verwendeten Apps.</text:span></text:p>
      <text:p text:style-name="P46">Die Einsatzgebiete der GPS-Lokalisierung ist vielfältig und erstreckt sich von der Luftfahrt über die Seefahrt bis in die Industrie und den Konsumermarkt. Es wird die Position von Fahr- / Flugzeugen oder anderen Objekten, z.B. Güter in der Logistik, überwacht und zum Großteil navigiert, sei es eine Routensoftware im Auto, auf dem Handy oder z.b. beim Geocaching.</text:p>
      <text:p text:style-name="P6"><text:change-end text:change-id="ct173708208"/><text:change text:change-id="ct173631880"/></text:p>
      <text:p text:style-name="P18"/>
      <text:p text:style-name="P18"/>
      <text:h text:style-name="Heading_20_2" text:outline-level="2"><text:bookmark-start text:name="__RefHeading___Toc120_558926093"/>WLAN<text:note text:id="ftn7" text:note-class="footnote"><text:note-citation>11</text:note-citation><text:note-body><text:p text:style-name="P65">http://standards.ieee.org/about/get/802/802.11.html</text:p></text:note-body></text:note><text:bookmark-end text:name="__RefHeading___Toc120_558926093"/></text:h>
      <text:p text:style-name="P31"/>
      <text:p text:style-name="P7">Die meisten Smartphones sind mit einer W<text:change-start text:change-id="ct173701656"/><text:span text:style-name="T19">LAN</text:span><text:change-end text:change-id="ct173701656"/><text:change text:change-id="ct173878200"/>-Schnittstelle ausgestattet und können sich damit kabellos mit <text:s/>Netzwerken, und dadurch mit dem Internet verbinden. <text:span text:style-name="T6">Die Verbindung zum Netzwerk wird dabei über einen Access Point (AP) hergestellt, der eine Verbindung zum Netzwerk vermittelt.</text:span></text:p>
      <text:p text:style-name="P7"/>
      <text:p text:style-name="P34">Im folgenden gehen wir auf den Ablauf des Geschehens in der „Sicherungsschicht“ <text:span text:style-name="T18">d</text:span>es OSI-Modells <text:span text:style-name="T7">ein</text:span>:</text:p>
      <text:p text:style-name="P34"/>
      <table:table table:name="Table1" table:style-name="Table1">
        <table:table-column table:style-name="Table1.A"/>
        <table:table-row>
          <table:table-cell table:style-name="Table1.A1" office:value-type="string">
            <text:p text:style-name="P58"><text:span text:style-name="T7">1 </text:span>Bitübertragungsschicht</text:p>
          </table:table-cell>
        </table:table-row>
        <table:table-row>
          <table:table-cell table:style-name="Table1.A2" office:value-type="string">
            <text:p text:style-name="P60"><text:span text:style-name="T7">2. </text:span>Sicherungsschicht</text:p>
          </table:table-cell>
        </table:table-row>
        <table:table-row>
          <table:table-cell table:style-name="Table1.A2" office:value-type="string">
            <text:p text:style-name="P58"><text:span text:style-name="T7">3. </text:span>Vermittlungsschicht</text:p>
          </table:table-cell>
        </table:table-row>
        <text:soft-page-break/>
        <table:table-row>
          <table:table-cell table:style-name="Table1.A2" office:value-type="string">
            <text:p text:style-name="P59"><text:span text:style-name="T7">4. </text:span>Transportschicht</text:p>
          </table:table-cell>
        </table:table-row>
        <table:table-row>
          <table:table-cell table:style-name="Table1.A2" office:value-type="string">
            <text:p text:style-name="P58"><text:span text:style-name="T7">5. </text:span>Sitzungsschicht</text:p>
          </table:table-cell>
        </table:table-row>
        <table:table-row>
          <table:table-cell table:style-name="Table1.A2" office:value-type="string">
            <text:p text:style-name="P58"><text:span text:style-name="T7">6.</text:span>Darstellungsschicht</text:p>
          </table:table-cell>
        </table:table-row>
        <table:table-row>
          <table:table-cell table:style-name="Table1.A2" office:value-type="string">
            <text:p text:style-name="P58"><text:span text:style-name="T7">7. </text:span>Anwendungsschicht</text:p>
          </table:table-cell>
        </table:table-row>
      </table:table>
      <text:p text:style-name="P34"/>
      <text:p text:style-name="P35">Die Kommunikationseinheiten in dieser Schicht sind sogenannte Frames. Sie <text:span text:style-name="T8">sehen (vereinfacht) wie folgt aus:</text:span></text:p>
      <text:p text:style-name="P35"/>
      <table:table table:name="Table2" table:style-name="Table2">
        <table:table-column table:style-name="Table2.A" table:number-columns-repeated="3"/>
        <table:table-column table:style-name="Table2.D"/>
        <table:table-row>
          <table:table-cell table:style-name="Table2.A1" office:value-type="string">
            <text:p text:style-name="P61">MAC-Adresse des Ziels</text:p>
          </table:table-cell>
          <table:table-cell table:style-name="Table2.A1" office:value-type="string">
            <text:p text:style-name="P61">MAC-Adresse der Quelle</text:p>
          </table:table-cell>
          <table:table-cell table:style-name="Table2.A1" office:value-type="string">
            <text:p text:style-name="P61">Daten</text:p>
          </table:table-cell>
          <table:table-cell table:style-name="Table2.D1" office:value-type="string">
            <text:p text:style-name="P61">Prüfcode</text:p>
          </table:table-cell>
        </table:table-row>
        <table:table-row>
          <table:table-cell table:style-name="Table2.A2" office:value-type="string">
            <text:p text:style-name="P61">6 Byte</text:p>
          </table:table-cell>
          <table:table-cell table:style-name="Table2.A2" office:value-type="string">
            <text:p text:style-name="P61">6 Byte</text:p>
          </table:table-cell>
          <table:table-cell table:style-name="Table2.A2" office:value-type="string">
            <text:p text:style-name="P61">Variabel</text:p>
          </table:table-cell>
          <table:table-cell table:style-name="Table2.D2" office:value-type="string">
            <text:p text:style-name="P61">4 Byte</text:p>
          </table:table-cell>
        </table:table-row>
      </table:table>
      <text:p text:style-name="P8"><text:s/></text:p>
      <text:p text:style-name="P8">Hierbei sind die MAC-Adressen <text:span text:style-name="T9">eindeutige</text:span> Kennnummern, die (fast) jede vertriebene Netzwerkschnittstelle auf der Welt eindeutig identifizieren. Zu solchen Schnittstellen zählen insbesondere W<text:change text:change-id="ct173922344"/><text:change-start text:change-id="ct173923040"/><text:span text:style-name="T23">LAN</text:span><text:change-end text:change-id="ct173923040"/>-Module von Computern, Routern, Druckern und auch Smartphones. <text:span text:style-name="T10">Die Hersteller von solchen Modulen holen Adressbereiche dieser MAC-Adressen bei dem IEEE und vergeben sie dann weiter an die einzelnen Geräte. Somit kann anhand der MAC-Adresse der Hersteller des Geräts identifiziert werden.</text:span></text:p>
      <text:p text:style-name="P8"/>
      <text:p text:style-name="P36">Der Verbindungsaufbau eines Clien<text:span text:style-name="T18">t</text:span>s zu einem AP wird dabei wie folgt aufgebaut:</text:p>
      <text:p text:style-name="P36">Üblicherweise, wenn der AP nicht versteckt ist, <text:s/><text:span text:style-name="T12">ver</text:span>sendet er regelmäßig als <text:span text:style-name="T18">B</text:span>roadcast (aka „an <text:span text:style-name="T11">alle“</text:span>) <text:span text:style-name="T12">spezielle Frames, die „Beacons“ heißen. Beacons enthalten alle relevanten Informationen, die nötig sind um eine Verbindung zum AP aufzubauen, wie zum Beispiel seine MAC-Adresse und seinen Netzwerknamen. Ein nach Netzwerken suchender Client sendet dann eine Verbindungsanfrage. Je nach Sicherheitseinstellung muss sich der Client dann mit einem Passwort authentifizieren und die Verbindung wird hergestellt.</text:span></text:p>
      <text:p text:style-name="P36"/>
      <text:p text:style-name="P37">Oft senden Clients jedoch auch selbstständig Anfragen, ob bereits bekannte Netzwerke verfügbar sind. Diese „Probe requests“ <text:span text:style-name="T13">enthalten die MAC-Adressen des Clients und des AP und den Namen (ESSID) des AP.</text:span> </text:p>
      <text:p text:style-name="P18"/>
      <text:p text:style-name="P9">Der technische Ablauf des Angriffs besteht i.W. daraus, dass man mit einem W<text:change text:change-id="ct173921176"/><text:change-start text:change-id="ct173918912"/><text:span text:style-name="T23">LAN</text:span><text:change-end text:change-id="ct173918912"/>-Modul, welches irgendwo aufgebaut ist den gesamten Frame-Verkehr, der in der Nähe befindlichen Geräte <text:span text:style-name="T1">mitschneidet. Da das W</text:span><text:change text:change-id="ct173925216"/><text:change-start text:change-id="ct173928600"/><text:span text:style-name="T1">LAN</text:span><text:change-end text:change-id="ct173928600"/><text:span text:style-name="T1">-Signale nur eine limitierte Reichweite haben, kann man somit Rückschlüsse über die Position des Versenders der Daten finden. Dafür ist es hinreichend, jedoch nicht notwendig, dass sich der Versender mit einem W</text:span><text:change text:change-id="ct173928848"/><text:change-start text:change-id="ct173929648"/><text:span text:style-name="T1">LAN</text:span><text:change-end text:change-id="ct173929648"/><text:span text:style-name="T1">-Netzwerk verbindet, er muss nur aktiv auf der Suche sein, aka Probes versenden.</text:span></text:p>
      <text:p text:style-name="P38"/>
      <text:p text:style-name="P39">Der ganze Mechanismus wird viel mächtiger, wenn man mit mehreren Modulen an verschiedenen Stellen den Verkehr überwacht. Somit kann man dann einerseits die Position eines Geräts mittels Interpolation genauer bestimmen und andererseits die Route eines Geräts im Zeitverlauf festhalten.</text:p>
      <text:p text:style-name="P9"/>
      <text:p text:style-name="P9"/>
      <text:h text:style-name="Heading_20_2" text:outline-level="2"><text:bookmark-start text:name="__RefHeading___Toc122_558926093"/>GSM<text:bookmark-end text:name="__RefHeading___Toc122_558926093"/></text:h>
      <text:p text:style-name="P31"/>
      <text:p text:style-name="P18">Lorem ipsum</text:p>
      <text:p text:style-name="P18"/>
      <text:p text:style-name="P18"/>
      <text:h text:style-name="Heading_20_2" text:outline-level="2"><text:bookmark-start text:name="__RefHeading___Toc124_558926093"/><text:soft-page-break/>Beacons (Bluetooth)<text:bookmark-end text:name="__RefHeading___Toc124_558926093"/></text:h>
      <text:p text:style-name="Standard"/>
      <text:p text:style-name="P10"><text:change text:change-id="ct173713392"/><text:change-start text:change-id="ct173634184"/>Die oben beschrieben Basistechnologie zur Lokalisierung GPS eignet sich für die Positionsbestimmung innerhalb von Gebäuden auf Grund der funktechnischen Gegebenheiten nicht. Zur Indoor-Lokalisierung wurden deshalb sogenannte Beacons entwickelt. Diese Beacons sind kleine Funksensoren, die auf Grundlage des Bluetooth Standards basieren und darüber mit Smartphones kommunizieren. <text:change-end text:change-id="ct173634184"/><text:change-start text:change-id="ct173712312"/></text:p>
      <text:p text:style-name="P42"><text:change-end text:change-id="ct173712312"/><text:change-start text:change-id="ct173712800"/>Technisch funktionieren Beacons so, dass sie ständig Daten über sich aussenden<text:change-end text:change-id="ct173712800"/><text:change-start text:change-id="ct173933072"/>, welche von Handys in der Umgebung empfangen und interpretiert werden können<text:change-end text:change-id="ct173933072"/><text:change-start text:change-id="ct173715496"/>. Die Beacons versenden eine UUID, einen Major-Wert und einen Minor-Wert<text:change-end text:change-id="ct173715496"/><text:change-start text:change-id="ct173716528"/>, sowie einen Normalisierungswert, der für die Entfernung von einem Meter<text:change-end text:change-id="ct173716528"/><text:change-start text:change-id="ct173933184"/> Herstellerseitig definiert ist. Mit diesen Daten kann ein Handy den Abstand zu dem Beacon berechnen und bestimmen wo es sich gerade befindet. Zur Entfernungsbestimmung werden Klassen definiert, bei Apple sind dies beispielsweise Immediate (ca. 10cm), Near (bis ca. 1,5m), Far (ab ca. 1,5m) <text:change-end text:change-id="ct173933184"/><text:change-start text:change-id="ct173720288"/>und Unknown (Beaconsignale werden empfangen, Distanz kann aber nicht bestimmt werden<text:change-end text:change-id="ct173720288"/><text:change-start text:change-id="ct173717840"/>).<text:change-end text:change-id="ct173717840"/><text:change-start text:change-id="ct173720864"/></text:p>
      <text:p text:style-name="P43"><text:change-end text:change-id="ct173720864"/><text:change-start text:change-id="ct173933448"/>Anwendung bzw. Tests im Feld <text:change-end text:change-id="ct173933448"/><text:change-start text:change-id="ct173933560"/>sind unter anderem bei folgenden Firmen durchgef<text:change-end text:change-id="ct173933560"/><text:change-start text:change-id="ct173939912"/>ührt worden</text:p>
      <text:p text:style-name="P43"/>
      <text:list xml:id="list6946946679583362125" text:style-name="L1">
        <text:list-item>
          <text:p text:style-name="P80"><text:change-end text:change-id="ct173939912"/><text:change-start text:change-id="ct173939736"/>Bei der Lufthansa am Frankfurter Flughafen für Ortsspezifische Push-Notifications<text:change-end text:change-id="ct173939736"/><text:change-start text:change-id="ct173942192"/><text:note text:id="ftn8" text:note-class="footnote"><text:note-citation>12</text:note-citation><text:note-body><text:p text:style-name="P67"><text:change-start text:change-id="ct173941488"/>https://www.heise.de/mac-and-i/meldung/Lufthansa-testet-iBeacons-2437549.html<text:change-end text:change-id="ct173941488"/></text:p></text:note-body></text:note></text:p>
        </text:list-item>
        <text:list-item>
          <text:p text:style-name="P80"><text:change-end text:change-id="ct173942192"/><text:change-start text:change-id="ct173945600"/><text:span text:style-name="T20">von </text:span><text:change-end text:change-id="ct173945600"/><text:change-start text:change-id="ct173945712"/>McDonalds zur Anpreisung von Angeboten und Verteilung spezieller Rabatte<text:change-end text:change-id="ct173945712"/><text:change-start text:change-id="ct173942056"/><text:note text:id="ftn9" text:note-class="footnote"><text:note-citation>13</text:note-citation><text:note-body><text:p text:style-name="P67"><text:change-start text:change-id="ct173947624"/>http://www.forbes.com/sites/aarontilley/2014/12/18/mcdonalds-ibeacon/#4fd0a94542b7<text:change-end text:change-id="ct173947624"/></text:p></text:note-body></text:note></text:p>
        </text:list-item>
        <text:list-item>
          <text:p text:style-name="P80"><text:change-end text:change-id="ct173942056"/><text:change-start text:change-id="ct173946096"/><text:span text:style-name="T20">im</text:span> DUS Open Playground<text:change-end text:change-id="ct173946096"/><text:change-start text:change-id="ct173950592"/>, <text:span text:style-name="T20">wo der Bahnhof Düsseldorf kostenfrei Werbekampagnen zum Test anbietet</text:span><text:span text:style-name="T20"><text:note text:id="ftn10" text:note-class="footnote"><text:note-citation>14</text:note-citation><text:note-body><text:p text:style-name="P68"><text:change-start text:change-id="ct173950704"/>http://www.absatzwirtschaft.de/hauptbahnhof-duesseldorf-beherbergt-groesstes-oeffentliches-beacon-testfeld-35680/<text:change-end text:change-id="ct173950704"/></text:p></text:note-body></text:note></text:span><text:change-end text:change-id="ct173950592"/></text:p>
        </text:list-item>
      </text:list>
      <text:h text:style-name="P100" text:outline-level="1"><text:bookmark-start text:name="__RefHeading___Toc126_558926093"/>Gewonnene Persönliche Daten<text:bookmark-end text:name="__RefHeading___Toc126_558926093"/></text:h>
      <text:p text:style-name="P41"/>
      <text:p text:style-name="P11">Wir beschreiben kurz die durch W<text:change text:change-id="ct188247904"/><text:change-start text:change-id="ct188389000"/><text:span text:style-name="T33">LAN</text:span><text:change-end text:change-id="ct188389000"/>-Geolocation Sniffing gewonnenen Daten, <text:span text:style-name="T14">zuerst rein</text:span> technisch <text:span text:style-name="T14">als Datensatz</text:span>, <text:span text:style-name="T14">und dann die dadurch gewinnbaren persönlichen Daten.</text:span></text:p>
      <text:p text:style-name="P18"/>
      <text:p text:style-name="P18"/>
      <text:h text:style-name="Heading_20_2" text:outline-level="2"><text:bookmark-start text:name="__RefHeading___Toc128_558926093"/>Technische Daten<text:bookmark-end text:name="__RefHeading___Toc128_558926093"/></text:h>
      <text:p text:style-name="P55">Die durch das Sniffing gewonnenen Datensätze über ein Gerät enthalten folgende Informationen</text:p>
      <table:table table:name="Table3" table:style-name="Table3">
        <table:table-column table:style-name="Table3.A"/>
        <table:table-column table:style-name="Table3.B"/>
        <table:table-row>
          <table:table-cell table:style-name="Table3.A1" office:value-type="string">
            <text:p text:style-name="P62">MAC-Adresse</text:p>
          </table:table-cell>
          <table:table-cell table:style-name="Table3.B1" office:value-type="string">
            <text:p text:style-name="P12">Wird bei versendeten W<text:change text:change-id="ct153745328"/><text:change-start text:change-id="ct175414944"/><text:span text:style-name="T34">LAN</text:span><text:change-end text:change-id="ct175414944"/>-Frames mitgesendet</text:p>
          </table:table-cell>
        </table:table-row>
        <table:table-row>
          <table:table-cell table:style-name="Table3.A2" office:value-type="string">
            <text:p text:style-name="P12">Ungefährer Standort</text:p>
          </table:table-cell>
          <table:table-cell table:style-name="Table3.B2" office:value-type="string">
            <text:p text:style-name="P12">Durch den Standort des „Sniffers“ approximiert</text:p>
          </table:table-cell>
        </table:table-row>
        <table:table-row>
          <table:table-cell table:style-name="Table3.A2" office:value-type="string">
            <text:p text:style-name="P12">Aufenthaltszeitraum</text:p>
          </table:table-cell>
          <table:table-cell table:style-name="Table3.B2" office:value-type="string">
            <text:p text:style-name="P12">Zeitraum in dem Pakete von die<text:span text:style-name="T18">s</text:span>er Mac-Adresse versendet werden</text:p>
          </table:table-cell>
        </table:table-row>
        <table:table-row>
          <table:table-cell table:style-name="Table3.A2" office:value-type="string">
            <text:p text:style-name="P12">Verbindung zu Netzwerken</text:p>
          </table:table-cell>
          <table:table-cell table:style-name="Table3.B2" office:value-type="string">
            <text:p text:style-name="P12">Liste der Mac-Adressen<text:change-start text:change-id="ct185990952"/> <text:change-end text:change-id="ct185990952"/>/ <text:span text:style-name="T16">Namen</text:span><text:change-start text:change-id="ct188900368"/><text:span text:style-name="T16"> </text:span><text:change-end text:change-id="ct188900368"/><text:span text:style-name="T16">/ Verbindunsinformationen</text:span> von Netzwerken mit denen sich das Gerät verbunden hat</text:p>
          </table:table-cell>
        </table:table-row>
        <table:table-row>
          <table:table-cell table:style-name="Table3.A2" office:value-type="string">
            <text:p text:style-name="P12">Verbindungsversuche zu Netzwerken</text:p>
          </table:table-cell>
          <table:table-cell table:style-name="Table3.B2" office:value-type="string">
            <text:p text:style-name="P64">Liste der <text:span text:style-name="T15">Mac-Adressen</text:span><text:change-start text:change-id="ct186683072"/><text:span text:style-name="T15"> </text:span><text:change-end text:change-id="ct186683072"/><text:span text:style-name="T15">/ </text:span>Namen<text:change-start text:change-id="ct169939152"/> <text:change-end text:change-id="ct169939152"/>/ Verbindunsinformationen<text:span text:style-name="T15"> von Netzwerken </text:span>welche das Gerät mit Probes gesucht hat</text:p>
          </table:table-cell>
        </table:table-row>
      </table:table>
      <text:p text:style-name="P19"/>
      <text:h text:style-name="Heading_20_2" text:outline-level="2"><text:bookmark-start text:name="__RefHeading___Toc130_558926093"/>Persönliche Daten<text:bookmark-end text:name="__RefHeading___Toc130_558926093"/></text:h>
      <text:p text:style-name="P13">Die durch den Angriff gewonnenen Datensätze können zu einer „Route“ zusammengefasst werden, die das Gerät, und somit der Besitzer absolviert hat. Somit weiß man, wo der Besitzer sich wie lange aufhielt<text:change-start text:change-id="ct173960920"/> <text:span text:style-name="T26">und </text:span><text:change-end text:change-id="ct173960920"/><text:change-start text:change-id="ct173967880"/><text:span text:style-name="T26">wie schnell er </text:span><text:change-end text:change-id="ct173967880"/><text:change-start text:change-id="ct173968456"/><text:span text:style-name="T26">war</text:span><text:change-end text:change-id="ct173968456"/><text:change text:change-id="ct173968568"/> <text:span text:style-name="T17">Zusammen mit weiteren Datensätzen kann extrapoliert werden mit wem der Besitzer unterwegs war.</text:span></text:p>
      <text:p text:style-name="P13"/>
      <text:p text:style-name="P13">Außerdem kann aufgrund der MAC-Adresse oft der Gerätehersteller identifiziert und somit die Geräteart eingeschränkt werden.<text:note text:id="ftn11" text:note-class="footnote"><text:note-citation>15</text:note-citation><text:note-body><text:p text:style-name="P66">https://macvendors.com/</text:p></text:note-body></text:note></text:p>
      <text:p text:style-name="P13"/>
      <text:p text:style-name="P13">Zusätzlich können viele persönliche Informationen über die Netzwerke mit denen sich das Gerät verbinden wollt<text:span text:style-name="T17">e erschlossen werden.</text:span><text:span text:style-name="T17"><text:note text:id="ftn12" text:note-class="footnote"><text:note-citation>16</text:note-citation><text:note-body><text:p text:style-name="P66">https://blog.rootshell.be/2012/01/12/show-me-your-ssids-ill-tell-who-you-are/</text:p></text:note-body></text:note></text:span></text:p>
      <text:h text:style-name="P100" text:outline-level="1"><text:bookmark-start text:name="__RefHeading___Toc132_558926093"/>Gesellschaftliche Auswirkungen<text:bookmark-end text:name="__RefHeading___Toc132_558926093"/></text:h>
      <text:p text:style-name="P29"/>
      <text:p text:style-name="P14"><text:change text:change-id="ct173955208"/><text:change-start text:change-id="ct173196576"/>Um Gesellschaftliche Auswirkungen des Trackings nachzuvollziehen, ist es hilfreich sich erst einmal über das Ausmaß des Trackings bewusst zu werden. </text:p>
      <text:p text:style-name="P20"/>
      <text:p text:style-name="P48">Das Tracking im öffentlichen Raum hat allein in der Londoner Innenstadt (mittels <text:span text:style-name="T29">zwölf</text:span> Sensoren) innerhalb von einem Tag über 100.000 Geräte registriert, jedes durchschnittlich <text:span text:style-name="T29">zehn</text:span> mal. Im ersten Monat wurden <text:s/>ca. eine Million Geräte erfasst. Laut CEO des Betreibers wird davon ausgegangen, dass 80% der Smartphonebesitzer ihr WLAN anlassen und somit trackbar sind.</text:p>
      <text:p text:style-name="P20"/>
      <text:p text:style-name="P48">Im „semi-öffentlichen“ Flughafen von Helsinki gab es 150 Sensoren. <text:span text:style-name="T28">Dort geht man davon aus, dass ca. 65% der jährlich rund 15 Millionen Besucher ihr WLAN an lassen.</text:span></text:p>
      <text:p text:style-name="P48"/>
      <text:p text:style-name="P52">Im Fall des Trackings innerhalb von Geschäften, Bars, etc., ist der Maßstab etwas größer, da die Daten ortsübergreifend gesammelt werden. Insgesamt erhielt der Betreiber, EUCLID laut eigenen Angaben ca. 6 Milliarden Messungen am Tag, dies entsp<text:span text:style-name="T29">r</text:span>äche auf ein Jahr hochgerechnet 250 Millionen „Shopping sessions“.<text:change-end text:change-id="ct173196576"/></text:p>
      <text:p text:style-name="P18"/>
      <text:p text:style-name="P18"/>
      <text:h text:style-name="Heading_20_2" text:outline-level="2"><text:bookmark-start text:name="__RefHeading___Toc134_558926093"/>Einfluss auf die Gesellschaft <text:span text:style-name="T5">und das Verhalten überwachter Personen</text:span><text:bookmark-end text:name="__RefHeading___Toc134_558926093"/></text:h>
      <text:p text:style-name="P30"/>
      <text:p text:style-name="P18">Lorem ipsum</text:p>
      <text:p text:style-name="P18"/>
      <text:p text:style-name="P18"/>
      <text:h text:style-name="Heading_20_2" text:outline-level="2"><text:bookmark-start text:name="__RefHeading___Toc136_558926093"/>Verhalten der <text:span text:style-name="T5">Überwacher</text:span><text:bookmark-end text:name="__RefHeading___Toc136_558926093"/></text:h>
      <text:p text:style-name="P30"/>
      <text:p text:style-name="P15"><text:change text:change-id="ct173435432"/><text:change-start text:change-id="ct173437880"/>Die Überwacher waren je nach konkretem Fall zu verschiedenem Grade einsichtig bezüglich der Datenschutzproblematik. In allen Fällen wurde versucht die Probleme herrunterzuspielen und Bedenken auszuräumen. Im speziellen wurden folgende Argumente benutzt:</text:p>
      <text:p text:style-name="P18"/>
      <text:list xml:id="list5865881560275463263" text:style-name="L2">
        <text:list-item>
          <text:p text:style-name="P83">Es werden keine persönlichen Daten gesammelt. Die Überwacher sind sich tendenziell einig, dass die MAC-Adresse kein persönliches Datum ist und somit gespeichert werden kann. Vorallem im Falle von RENEW in der Londoner Innenstadt wird dies klar:</text:p>
          <text:p text:style-name="P84"><text:span text:style-name="T30">„From our point of view, it’s open to everybody, everyone can buy that data,“ Memari told Quartz. „London is the most heavily surveillanced city in the world…As long as we don’t add a name and home address, it’s legal.“</text:span><text:span text:style-name="T30"><text:note text:id="ftn13" text:note-class="footnote"><text:note-citation>17</text:note-citation><text:note-body><text:p text:style-name="P73"><text:a xlink:type="simple" xlink:href="https://qz.com/112873/this-recycling-bin-is-following-you/" text:style-name="Internet_20_link" text:visited-style-name="Visited_20_Internet_20_Link">https://qz.com/112873/this-recycling-bin-is-following-you/</text:a></text:p></text:note-body></text:note></text:span></text:p>
        </text:list-item>
        <text:list-item>
          <text:p text:style-name="P83">Die Daten werden aggregiert und anonymisiert. Alle <text:s/>Überwacher geben an die MAC-Adresse nicht zu speichern, sondern nach Verarbeitung zu löschen.</text:p>
        </text:list-item>
      </text:list>
      <text:p text:style-name="P51"/>
      <text:p text:style-name="P49">Für die Supermärkte:<text:change-end text:change-id="ct173437880"/><text:change-start text:change-id="ct173971600"/></text:p>
      <text:p text:style-name="P49"/>
      <text:p text:style-name="P49">„Euclid would collect media access code (MAC) addresses – each phone has a unique MAC address – and scramble the code to anonymise the data before storing it on their servers.“<text:note text:id="ftn14" text:note-class="footnote"><text:note-citation>18</text:note-citation><text:note-body><text:p text:style-name="P73">http://www.telegraph.co.uk/travel/news/Big-Brother-airport-installs-worlds-first-real-time-passenger-tracking-system/</text:p></text:note-body></text:note></text:p>
      <text:p text:style-name="P49"><text:soft-page-break/></text:p>
      <text:p text:style-name="P49">Für den Flughafen:</text:p>
      <text:p text:style-name="P49"/>
      <text:p text:style-name="P49">„The Helsinki airport operator, Finavia Oyj, won’t see any personal information about the user or the device as all data stays in an aggregated form, said Tuomas Wuoti, chief executive officer of closely held Walkbase. The software also discards the unique identifiers of devices after pulling out the necessary data, he said.“<text:note text:id="ftn15" text:note-class="footnote"><text:note-citation>19</text:note-citation><text:note-body><text:p text:style-name="P73">https://www.bloomberg.com/news/articles/2014-07-29/helsinki-airport-tracks-you-to-sell-more-avoid-jams</text:p></text:note-body></text:note></text:p>
      <text:p text:style-name="P51"/>
      <text:p text:style-name="P49">Für die Londoner Innenstadt (nachdem das Programm gestoppt wurde):</text:p>
      <text:p text:style-name="P49"/>
      <text:p text:style-name="P50">„<text:span text:style-name="T32">During our current trials, a limited number of pods have been testing and collecting annonymised and aggregated MAC addresses from the street and sending one report every three minutes concerning total footfall data from the sites. A lot of what has been extrapolated is capabilities that could be developed and none of which are workable right now. For now, we continue to count devices and are able to distinguish uniques versus repeats. It is very much like a website, you can tell how many hits you have had and how many repeat visitors, but we cannot tell who, or anything personal about any of the visitors on the website. So we cannot tell, for example, whether we have seen devices or not as we do not gather any personal details.</text:span>“<text:note text:id="ftn16" text:note-class="footnote"><text:note-citation>20</text:note-citation><text:note-body><text:p text:style-name="P73">https://qz.com/114174/city-of-london-halts-recycling-bins-tracking-phones-of-passers-by/</text:p></text:note-body></text:note></text:p>
      <text:p text:style-name="P18"/>
      <text:list xml:id="list182332220947561954" text:style-name="L3">
        <text:list-item>
          <text:p text:style-name="P85"><text:span text:style-name="T31">Die gesammelten Daten seien im Vergleich zu der Datensammlung beim Besuch einer Website sehr gering und strebe nur einen fairen Ausgleich für den Einzelhandel an. </text:span><text:span text:style-name="T31"><text:note text:id="ftn17" text:note-class="footnote"><text:note-citation>21</text:note-citation><text:note-body><text:p text:style-name="P74">https://qz.com/896744/a-simple-step-by-step-guide-to-finding-a-volunteer-opportunity-youll-actually-stick-with/</text:p></text:note-body></text:note></text:span><text:span text:style-name="T31"> <text:s/>Der Vergleich des WLAN-trackings zu „real-world“ cookies wurde mehrfach angebracht um das Datensammeln zu verharmlosen und die damit verbundene „Verbarucher-Anpassung“ von Diensten anzupreisen.</text:span></text:p>
        </text:list-item>
        <text:list-item>
          <text:p text:style-name="P86">Es gibt die Möglichkeit sich von dem System abzumelden. In allen Situationen wird die Möglichkeit angeboten, sich dem Tracking zu entziehen in dem man das WLAN ausschaltet oder sich auf einer Website abmeldet.<text:change-end text:change-id="ct173971600"/></text:p>
        </text:list-item>
      </text:list>
      <text:p text:style-name="P18"/>
      <text:p text:style-name="P18"/>
      <text:h text:style-name="Heading_20_2" text:outline-level="2"><text:bookmark-start text:name="__RefHeading___Toc138_558926093"/>Reaktion der Politik<text:bookmark-end text:name="__RefHeading___Toc138_558926093"/></text:h>
      <text:p text:style-name="Standard"/>
      <text:p text:style-name="P18">Lorem ipsum</text:p>
      <text:h text:style-name="P100" text:outline-level="1"><text:bookmark-start text:name="__RefHeading___Toc140_558926093"/>Rechtliche Grundlage unterschiedlicher Staaten<text:bookmark-end text:name="__RefHeading___Toc140_558926093"/></text:h>
      <text:p text:style-name="P29"/>
      <text:p text:style-name="P30">Bevor auf die wesentlichen Erkenntnisse dieser Arbeit eingegangen wird, wird die Rechtsgrundlage bezüglich des Datenschutzes in den betroffenen Ländern England und Finnland eingegangen, sowie eine Betrachtung zur Situation wie sie in Deutschland vorliegen würde beschrieben. </text:p>
      <text:p text:style-name="P29"/>
      <text:h text:style-name="Heading_20_2" text:outline-level="2"><text:bookmark-start text:name="__RefHeading___Toc142_558926093"/>England<text:bookmark-end text:name="__RefHeading___Toc142_558926093"/></text:h>
      <text:p text:style-name="P29"/>
      <text:p text:style-name="P18">Lorem ipsum</text:p>
      <text:p text:style-name="P29"/>
      <text:p text:style-name="P29"/>
      <text:h text:style-name="Heading_20_2" text:outline-level="2"><text:bookmark-start text:name="__RefHeading___Toc144_558926093"/>Finnland<text:bookmark-end text:name="__RefHeading___Toc144_558926093"/></text:h>
      <text:p text:style-name="P29"/>
      <text:p text:style-name="P18">Lorem ipsum</text:p>
      <text:p text:style-name="P18"/>
      <text:p text:style-name="P29"/>
      <text:h text:style-name="Heading_20_2" text:outline-level="2"><text:bookmark-start text:name="__RefHeading___Toc146_558926093"/>Deutschland<text:bookmark-end text:name="__RefHeading___Toc146_558926093"/></text:h>
      <text:p text:style-name="Text_20_body"/>
      <text:p text:style-name="P18">Lorem ipsum</text:p>
      <text:h text:style-name="P100" text:outline-level="1"><text:bookmark-start text:name="__RefHeading___Toc148_558926093"/>Fazit<text:bookmark-end text:name="__RefHeading___Toc148_558926093"/></text:h>
      <text:p text:style-name="P54"/>
      <text:p text:style-name="P18">Lorem ips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meta:initial-creator>
    <meta:creation-date>2016-12-20T15:23:20.619160888</meta:creation-date>
    <dc:date>2017-02-02T20:49:03.422263207</dc:date>
    <meta:editing-duration>PT3H22M30S</meta:editing-duration>
    <meta:editing-cycles>24</meta:editing-cycles>
    <meta:generator>LibreOffice/5.2.2.2$Linux_x86 LibreOffice_project/20m0$Build-2</meta:generator>
    <dc:creator>marc </dc:creator>
    <meta:document-statistic meta:table-count="3" meta:image-count="0" meta:object-count="0" meta:page-count="13" meta:paragraph-count="153" meta:word-count="2213" meta:character-count="17005" meta:non-whitespace-character-count="14927"/>
  </office:meta>
</office:document-meta>
</file>